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626in"/>
    </style:style>
    <style:style style:name="co24" style:family="table-column">
      <style:table-column-properties fo:break-before="auto" style:column-width="1.5402in"/>
    </style:style>
    <style:style style:name="co25" style:family="table-column">
      <style:table-column-properties fo:break-before="auto" style:column-width="1.6165in"/>
    </style:style>
    <style:style style:name="co26" style:family="table-column">
      <style:table-column-properties fo:break-before="auto" style:column-width="1.6492in"/>
    </style:style>
    <style:style style:name="co27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717in"/>
    </style:style>
    <style:style style:name="co29" style:family="table-column">
      <style:table-column-properties fo:break-before="auto" style:column-width="1.0161in"/>
    </style:style>
    <style:style style:name="co30" style:family="table-column">
      <style:table-column-properties fo:break-before="auto" style:column-width="1.1299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5291in"/>
    </style:style>
    <style:style style:name="co33" style:family="table-column">
      <style:table-column-properties fo:break-before="auto" style:column-width="1.628in"/>
    </style:style>
    <style:style style:name="co34" style:family="table-column">
      <style:table-column-properties fo:break-before="auto" style:column-width="0.7209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1.6055in"/>
    </style:style>
    <style:style style:name="co37" style:family="table-column">
      <style:table-column-properties fo:break-before="auto" style:column-width="1.5728in"/>
    </style:style>
    <style:style style:name="co38" style:family="table-column">
      <style:table-column-properties fo:break-before="auto" style:column-width="0.7646in"/>
    </style:style>
    <style:style style:name="co43" style:family="table-column">
      <style:table-column-properties fo:break-before="auto" style:column-width="0.8083in"/>
    </style:style>
    <style:style style:name="co44" style:family="table-column">
      <style:table-column-properties fo:break-before="auto" style:column-width="1.6819in"/>
    </style:style>
    <style:style style:name="co45" style:family="table-column">
      <style:table-column-properties fo:break-before="auto" style:column-width="1.7146in"/>
    </style:style>
    <style:style style:name="co46" style:family="table-column">
      <style:table-column-properties fo:break-before="auto" style:column-width="1.7256in"/>
    </style:style>
    <style:style style:name="co47" style:family="table-column">
      <style:table-column-properties fo:break-before="auto" style:column-width="1.7583in"/>
    </style:style>
    <style:style style:name="co48" style:family="table-column">
      <style:table-column-properties fo:break-before="auto" style:column-width="1.4201in"/>
    </style:style>
    <style:style style:name="co49" style:family="table-column">
      <style:table-column-properties fo:break-before="auto" style:column-width="1.9984in"/>
    </style:style>
    <style:style style:name="co50" style:family="table-column">
      <style:table-column-properties fo:break-before="auto" style:column-width="2.3264in"/>
    </style:style>
    <style:style style:name="co51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846in" fo:break-before="auto" style:use-optimal-row-height="true"/>
    </style:style>
    <style:style style:name="ro24" style:family="table-row">
      <style:table-row-properties style:row-height="0.1681in" fo:break-before="auto" style:use-optimal-row-height="true"/>
    </style:style>
    <style:style style:name="ro25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1.2638in" fo:break-before="auto" style:use-optimal-row-height="true"/>
    </style:style>
    <style:style style:name="ro36" style:family="table-row">
      <style:table-row-properties style:row-height="1.1091in" fo:break-before="auto" style:use-optimal-row-height="true"/>
    </style:style>
    <style:style style:name="ro37" style:family="table-row">
      <style:table-row-properties style:row-height="1.4193in" fo:break-before="auto" style:use-optimal-row-height="true"/>
    </style:style>
    <style:style style:name="ro38" style:family="table-row">
      <style:table-row-properties style:row-height="1.5752in" fo:break-before="auto" style:use-optimal-row-height="true"/>
    </style:style>
    <style:style style:name="ro39" style:family="table-row">
      <style:table-row-properties style:row-height="1.7307in" fo:break-before="auto" style:use-optimal-row-height="true"/>
    </style:style>
    <style:style style:name="ro40" style:family="table-row">
      <style:table-row-properties style:row-height="2.1972in" fo:break-before="auto" style:use-optimal-row-height="true"/>
    </style:style>
    <style:style style:name="ro41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 style:text-position="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color="#0000ff" style:text-position="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61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style:text-position="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style:text-position="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7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7">
      <style:table-cell-properties fo:background-color="#e6e6e6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7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27" style:family="table-cell" style:parent-style-name="Default">
      <style:text-properties fo:font-weight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9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9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9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size-asian="10pt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-asian="Arial" style:font-name-complex="Tahoma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size-asian="10pt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size-asian="10pt"/>
    </style:style>
    <style:style style:name="ce2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21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48" table:default-cell-style-name="Default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39in" svg:height="0.978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4"/>
          <table:table-cell table:style-name="ce80" table:number-columns-repeated="248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4"/>
          <table:table-cell table:style-name="ce80" table:number-columns-repeated="248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5"/>
          <table:table-cell table:style-name="ce77"/>
          <table:table-cell table:style-name="ce80" table:number-columns-repeated="248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6"/>
          <table:table-cell table:style-name="ce80" table:number-columns-repeated="248"/>
        </table:table-row>
        <table:table-row table:style-name="ro13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13">
          <table:table-cell table:style-name="ce78"/>
          <table:table-cell table:style-name="ce87" office:value-type="float" office:value="39741">
            <text:p>20-Oct-08</text:p>
          </table:table-cell>
          <table:table-cell table:style-name="ce97" office:value-type="string">
            <text:p>1.0</text:p>
          </table:table-cell>
          <table:table-cell table:style-name="ce103"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4"/>
          <table:table-cell table:style-name="ce78" table:number-columns-repeated="248"/>
        </table:table-row>
        <table:table-row table:style-name="ro20">
          <table:table-cell table:style-name="ce78"/>
          <table:table-cell table:style-name="ce88" office:value-type="float" office:value="39744">
            <text:p>23-Oct-08</text:p>
          </table:table-cell>
          <table:table-cell table:style-name="ce97" office:value-type="string">
            <text:p>1.1</text:p>
          </table:table-cell>
          <table:table-cell table:style-name="ce103"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4"/>
          <table:table-cell table:style-name="ce78" table:number-columns-repeated="248"/>
        </table:table-row>
        <table:table-row table:style-name="ro21">
          <table:table-cell table:style-name="ce79"/>
          <table:table-cell table:style-name="ce88" office:value-type="float" office:value="39799">
            <text:p>17-Dec-08</text:p>
          </table:table-cell>
          <table:table-cell table:style-name="ce97" office:value-type="string">
            <text:p>1.2</text:p>
          </table:table-cell>
          <table:table-cell table:style-name="ce103"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5"/>
          <table:table-cell table:style-name="ce79" table:number-columns-repeated="248"/>
        </table:table-row>
        <table:table-row table:style-name="ro14">
          <table:table-cell table:style-name="ce79"/>
          <table:table-cell table:style-name="ce88" office:value-type="float" office:value="39854">
            <text:p>10-Feb-09</text:p>
          </table:table-cell>
          <table:table-cell table:style-name="ce97" office:value-type="string">
            <text:p>1.3</text:p>
          </table:table-cell>
          <table:table-cell table:style-name="ce103"/>
          <table:table-cell table:style-name="ce106" office:value-type="string">
            <text:p>Update test case: Manage node type, Add permission for category</text:p>
          </table:table-cell>
          <table:table-cell table:style-name="ce110" table:number-columns-repeated="2"/>
          <table:table-cell table:style-name="ce115"/>
          <table:table-cell table:style-name="ce79" table:number-columns-repeated="248"/>
        </table:table-row>
        <table:table-row table:style-name="ro13">
          <table:table-cell table:style-name="ce79"/>
          <table:table-cell table:style-name="ce88" office:value-type="float" office:value="39931">
            <text:p>28-Apr-09</text:p>
          </table:table-cell>
          <table:table-cell table:style-name="ce97" office:value-type="string">
            <text:p>1.4</text:p>
          </table:table-cell>
          <table:table-cell table:style-name="ce103"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5"/>
          <table:table-cell table:style-name="ce79" table:number-columns-repeated="248"/>
        </table:table-row>
        <table:table-row table:style-name="ro22">
          <table:table-cell table:style-name="ce80"/>
          <table:table-cell table:style-name="ce88" office:value-type="float" office:value="39945">
            <text:p>12-May-09</text:p>
          </table:table-cell>
          <table:table-cell table:style-name="ce97" office:value-type="string">
            <text:p>1.5</text:p>
          </table:table-cell>
          <table:table-cell table:style-name="ce103"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14">
          <table:table-cell table:style-name="ce80"/>
          <table:table-cell table:style-name="ce88" office:value-type="float" office:value="39973">
            <text:p>9-Jun-09</text:p>
          </table:table-cell>
          <table:table-cell table:style-name="ce97" office:value-type="string">
            <text:p>1.6</text:p>
          </table:table-cell>
          <table:table-cell table:style-name="ce103"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8" office:value-type="float" office:value="40137">
            <text:p>20-Nov-09</text:p>
          </table:table-cell>
          <table:table-cell table:style-name="ce97" office:value-type="string">
            <text:p>1.7</text:p>
          </table:table-cell>
          <table:table-cell table:style-name="ce103"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8" office:value-type="float" office:value="40165">
            <text:p>18-Dec-09</text:p>
          </table:table-cell>
          <table:table-cell table:style-name="ce97" office:value-type="string">
            <text:p>1.8</text:p>
          </table:table-cell>
          <table:table-cell table:style-name="ce103"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8" office:value-type="float" office:value="40178">
            <text:p>31-Dec-09</text:p>
          </table:table-cell>
          <table:table-cell table:style-name="ce97" office:value-type="string">
            <text:p>1.9</text:p>
          </table:table-cell>
          <table:table-cell table:style-name="ce103"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9" office:value-type="date" office:date-value="2010-05-14">
            <text:p>14-May-10</text:p>
          </table:table-cell>
          <table:table-cell table:style-name="ce97"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2">
          <table:table-cell table:style-name="ce80"/>
          <table:table-cell table:style-name="ce89" office:value-type="date" office:date-value="2010-08-24">
            <text:p>24-Aug-10</text:p>
          </table:table-cell>
          <table:table-cell table:style-name="ce97"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9" office:value-type="date" office:date-value="2010-12-27">
            <text:p>27-Dec-10</text:p>
          </table:table-cell>
          <table:table-cell table:style-name="ce97"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13">
          <table:table-cell table:style-name="ce80"/>
          <table:table-cell table:style-name="ce89" office:value-type="date" office:date-value="2011-12-26">
            <text:p>26-Dec-11</text:p>
          </table:table-cell>
          <table:table-cell table:style-name="ce97"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style-name="ce80" table:number-columns-repeated="248"/>
        </table:table-row>
        <table:table-row table:style-name="ro13">
          <table:table-cell table:style-name="ce80"/>
          <table:table-cell table:style-name="ce89" office:value-type="date" office:date-value="2012-05-31">
            <text:p>31-May-12</text:p>
          </table:table-cell>
          <table:table-cell table:style-name="ce97"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50"/>
        </table:table-row>
        <table:table-row table:style-name="ro23" table:number-rows-repeated="10">
          <table:table-cell table:style-name="ce80" table:number-columns-repeated="256"/>
        </table:table-row>
        <table:table-row table:style-name="ro24" table:number-rows-repeated="1048531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47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735];[.$K1])" office:value-type="float" office:value="0">
            <text:p>0</text:p>
          </table:table-cell>
          <table:table-cell table:style-name="ce164" table:formula="of:=COUNTIF([.M$7:.M$735];[.$K1])" office:value-type="float" office:value="0">
            <text:p>0</text:p>
          </table:table-cell>
          <table:table-cell table:style-name="ce164" table:formula="of:=COUNTIF([.N$7:.N$735];[.$K1])" office:value-type="float" office:value="0">
            <text:p>0</text:p>
          </table:table-cell>
          <table:table-cell table:style-name="ce164" table:formula="of:=COUNTIF([.O$7:.O$735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Failed</text:p>
          </table:table-cell>
          <table:table-cell table:style-name="ce164" table:formula="of:=COUNTIF([.L$7:.L$735];[.$K2])" office:value-type="float" office:value="0">
            <text:p>0</text:p>
          </table:table-cell>
          <table:table-cell table:style-name="ce164" table:formula="of:=COUNTIF([.M$7:.M$735];[.$K2])" office:value-type="float" office:value="0">
            <text:p>0</text:p>
          </table:table-cell>
          <table:table-cell table:style-name="ce164" table:formula="of:=COUNTIF([.N$7:.N$735];[.$K2])" office:value-type="float" office:value="0">
            <text:p>0</text:p>
          </table:table-cell>
          <table:table-cell table:style-name="ce164" table:formula="of:=COUNTIF([.O$7:.O$735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29"/>
          <table:table-cell/>
          <table:table-cell table:style-name="ce162" table:number-columns-repeated="4"/>
          <table:table-cell table:style-name="ce164" office:value-type="string">
            <text:p>Blocked</text:p>
          </table:table-cell>
          <table:table-cell table:style-name="ce164" table:formula="of:=COUNTIF([.L$7:.L$735];[.$K3])" office:value-type="float" office:value="0">
            <text:p>0</text:p>
          </table:table-cell>
          <table:table-cell table:style-name="ce164" table:formula="of:=COUNTIF([.M$7:.M$735];[.$K3])" office:value-type="float" office:value="0">
            <text:p>0</text:p>
          </table:table-cell>
          <table:table-cell table:style-name="ce164" table:formula="of:=COUNTIF([.N$7:.N$735];[.$K3])" office:value-type="float" office:value="0">
            <text:p>0</text:p>
          </table:table-cell>
          <table:table-cell table:style-name="ce164" table:formula="of:=COUNTIF([.O$7:.O$735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134"/>
          <table:table-cell/>
          <table:table-cell table:style-name="ce162" table:number-columns-repeated="4"/>
          <table:table-cell table:style-name="ce165" office:value-type="string">
            <text:p>Untested</text:p>
          </table:table-cell>
          <table:table-cell table:style-name="ce164" table:formula="of:=COUNTIF([.L$7:.L$735];[.$K4])" office:value-type="float" office:value="0">
            <text:p>0</text:p>
          </table:table-cell>
          <table:table-cell table:style-name="ce164" table:formula="of:=COUNTIF([.M$7:.M$735];[.$K4])" office:value-type="float" office:value="0">
            <text:p>0</text:p>
          </table:table-cell>
          <table:table-cell table:style-name="ce164" table:formula="of:=COUNTIF([.N$7:.N$735];[.$K4])" office:value-type="float" office:value="0">
            <text:p>0</text:p>
          </table:table-cell>
          <table:table-cell table:style-name="ce164" table:formula="of:=COUNTIF([.O$7:.O$735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3"/>
          <table:table-cell table:style-name="ce130"/>
          <table:table-cell table:style-name="ce135" table:number-columns-repeated="7"/>
          <table:table-cell office:value-type="string">
            <text:p>N/A</text:p>
          </table:table-cell>
          <table:table-cell table:style-name="ce164" table:formula="of:=COUNTIF([.L$7:.L$735];[.$K5])" office:value-type="float" office:value="0">
            <text:p>0</text:p>
          </table:table-cell>
          <table:table-cell table:style-name="ce164" table:formula="of:=COUNTIF([.M$7:.M$735];[.$K5])" office:value-type="float" office:value="0">
            <text:p>0</text:p>
          </table:table-cell>
          <table:table-cell table:style-name="ce164" table:formula="of:=COUNTIF([.N$7:.N$735];[.$K5])" office:value-type="float" office:value="0">
            <text:p>0</text:p>
          </table:table-cell>
          <table:table-cell table:style-name="ce164" table:formula="of:=COUNTIF([.O$7:.O$735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34">
          <table:table-cell table:style-name="ce117" office:value-type="float" office:value="1">
            <text:p>001</text:p>
          </table:table-cell>
          <table:table-cell table:style-name="ce125" office:value-type="string">
            <text:p>FNC_ECMS_ADM_TAG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input valid data 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input valid data 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input valid data 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Change the properties you want</text:p>
            <text:p>- Click ''Update'' button</text:p>
          </table:table-cell>
          <table:table-cell table:style-name="ce163" office:value-type="string">
            <text:p>Style of tag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6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'document range' field is blank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document range' field is blank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document range' field is blank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Do not put data in 'Document range' field</text:p>
            <text:p>- Click ''Update'' button</text:p>
          </table:table-cell>
          <table:table-cell table:style-name="ce16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'Html style' is bank.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7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Html style' is bank.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Html style' is bank.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Leave the content of 'Html style' blank</text:p>
            <text:p>- Click ''Update'' button</text:p>
          </table:table-cell>
          <table:table-cell table:style-name="ce163" office:value-type="string">
            <text:p>Show message “The field "HTML Style" is requir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Check the displaying of tag after add tag for document in Content Explorer</text:p>
          </table:table-cell>
          <table:table-cell table:style-name="ce158" office:value-type="string">
            <text:p>Step 1: Create node</text:p>
          </table:table-cell>
          <table:table-cell table:style-name="ce158" office:value-type="string">
            <text:p>- Go to Content Explorer </text:p>
            <text:p>- Create 1 document </text:p>
          </table:table-cell>
          <table:table-cell table:style-name="ce163" office:value-type="string">
            <text:p>Document is crea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add tag for document in Content Explorer</text:p>
          </table:table-cell>
          <table:table-cell table:style-name="ce158" office:value-type="string">
            <text:p>Step 2: Add tag for document</text:p>
          </table:table-cell>
          <table:table-cell table:style-name="ce158" office:value-type="string">
            <text:p>Add tag for document</text:p>
          </table:table-cell>
          <table:table-cell table:style-name="ce163" office:value-type="string">
            <text:p>Document is added tag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add tag for document in Content Explorer</text:p>
          </table:table-cell>
          <table:table-cell table:style-name="ce158" office:value-type="string">
            <text:p>Step 3: View the displaying of tag's style</text:p>
          </table:table-cell>
          <table:table-cell table:style-name="ce158" office:value-type="string">
            <text:p>In Control Sidebar, select 'Tag cloud'</text:p>
          </table:table-cell>
          <table:table-cell table:style-name="ce163" office:value-type="string">
            <text:p>Depend on the number document which added this tag, the style of tag is displaying as the definition in Manage Tags 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Check the displaying of tag after edit its properties in Content Explorer</text:p>
          </table:table-cell>
          <table:table-cell table:style-name="ce158" office:value-type="string">
            <text:p>Step 1: Edit a Tags</text:p>
          </table:table-cell>
          <table:table-cell table:style-name="ce158" office:value-type="string">
            <text:p>- Go to Group/ Content Manager's pages/ Administration \Manage Tags</text:p>
            <text:p>- Edit style of normal Tags </text:p>
          </table:table-cell>
          <table:table-cell table:style-name="ce163" office:value-type="string">
            <text:p>The style of normal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edit its properties in Content Explorer</text:p>
          </table:table-cell>
          <table:table-cell table:style-name="ce158" office:value-type="string">
            <text:p>Step 2: Add tag for document</text:p>
          </table:table-cell>
          <table:table-cell table:style-name="ce158" office:value-type="string">
            <text:p>- Go to Content Explorer</text:p>
            <text:p>- Create 1 document</text:p>
            <text:p>- Add tag for this document</text:p>
          </table:table-cell>
          <table:table-cell table:style-name="ce163" office:value-type="string">
            <text:p>Document is added tag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edit its properties in Content Explorer</text:p>
          </table:table-cell>
          <table:table-cell table:style-name="ce158" office:value-type="string">
            <text:p>Step 3: View the edited tag's style</text:p>
          </table:table-cell>
          <table:table-cell table:style-name="ce158" office:value-type="string">
            <text:p>In Control Sidebar, select 'Tag cloud'</text:p>
          </table:table-cell>
          <table:table-cell table:style-name="ce163" office:value-type="string">
            <text:p>Tag's style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5" office:value-type="string">
            <text:p>FNC_ECMS_ADM_TAG_02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ategories &amp; Tags\Manage Tags\ Management</text:p>
          </table:table-cell>
          <table:table-cell table:style-name="ce159" office:value-type="string">
            <text:p>Add group to edit public tag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Add group to edit public tag</text:p>
          </table:table-cell>
          <table:table-cell table:style-name="ce119" office:value-type="string">
            <text:p>Step 2: Add group </text:p>
          </table:table-cell>
          <table:table-cell table:style-name="ce119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119" office:value-type="string">
            <text:p>Selected membership are listed 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Add group when membership field is blank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Add group when membership field is blank</text:p>
          </table:table-cell>
          <table:table-cell table:style-name="ce119" office:value-type="string">
            <text:p>Step 2: Add group when membership field is blank</text:p>
          </table:table-cell>
          <table:table-cell table:style-name="ce119" office:value-type="string">
            <text:p>- Leave the membership field is blank</text:p>
            <text:p>- Click Save</text:p>
          </table:table-cell>
          <table:table-cell table:style-name="ce119" office:value-type="string">
            <text:p>Show message “The field "Memberships: " is required.”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Add group is the same with existing group in the table's list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TAG_02</text:p>
          </table:table-cell>
          <table:table-cell table:style-name="ce133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60" office:value-type="string">
            <text:p>Add group is the same with existing group in the table's list</text:p>
          </table:table-cell>
          <table:table-cell table:style-name="ce161" office:value-type="string">
            <text:p>Step 2: Add group </text:p>
          </table:table-cell>
          <table:table-cell table:style-name="ce16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61" office:value-type="string">
            <text:p>Show message alert that this group has been existed</text:p>
          </table:table-cell>
          <table:table-cell table:style-name="ce163" office:value-type="string">
            <text:p>Medium</text:p>
          </table:table-cell>
          <table:table-cell table:style-name="ce161"/>
          <table:table-cell table:style-name="ce169" table:number-columns-repeated="246"/>
        </table:table-row>
        <table:table-row table:style-name="ro36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Delete group when click OK on confirm message</text:p>
          </table:table-cell>
          <table:table-cell table:style-name="ce119" office:value-type="string">
            <text:p>Step 1: Open list group form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Delete group when click OK on confirm message</text:p>
          </table:table-cell>
          <table:table-cell table:style-name="ce119" office:value-type="string">
            <text:p>Step 2: Delete group when click OK on confirm message</text:p>
          </table:table-cell>
          <table:table-cell table:style-name="ce119" office:value-type="string">
            <text:p>- Click Delete icon corresponding with group you want to delete</text:p>
            <text:p>- Click OK on confirm message</text:p>
          </table:table-cell>
          <table:table-cell table:style-name="ce119" office:value-type="string">
            <text:p>Group is deleted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Delete group when cancel confirm message</text:p>
          </table:table-cell>
          <table:table-cell table:style-name="ce119" office:value-type="string">
            <text:p>Step 1: Open list group form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Delete group when cancel confirm message</text:p>
          </table:table-cell>
          <table:table-cell table:style-name="ce119" office:value-type="string">
            <text:p>Step 2: Delete group when cancel confirm message</text:p>
          </table:table-cell>
          <table:table-cell table:style-name="ce119" office:value-type="string">
            <text:p>- Click Delete icon corresponding with group you want to delete</text:p>
            <text:p>- Click Cancel on confirm message</text:p>
          </table:table-cell>
          <table:table-cell table:style-name="ce119" office:value-type="string">
            <text:p>Group is not deleted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Check right of group in Content Explorer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Check right of group in Content Explorer</text:p>
          </table:table-cell>
          <table:table-cell table:style-name="ce119" office:value-type="string">
            <text:p>Step 2: Add group </text:p>
          </table:table-cell>
          <table:table-cell table:style-name="ce119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119" office:value-type="string">
            <text:p>Add group when membership field is blank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Check right of group in Content Explorer</text:p>
          </table:table-cell>
          <table:table-cell table:style-name="ce119" office:value-type="string">
            <text:p>Step 3: Check right of group</text:p>
          </table:table-cell>
          <table:table-cell table:style-name="ce119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119" office:value-type="string">
            <text:p>“Edit Tag form” is shown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24" table:number-rows-repeated="58">
          <table:table-cell table:style-name="ce119"/>
          <table:table-cell table:style-name="ce123"/>
          <table:table-cell table:style-name="ce119" table:number-columns-repeated="8"/>
          <table:table-cell table:number-columns-repeated="246"/>
        </table:table-row>
        <table:table-row table:style-name="ro24" table:number-rows-repeated="195">
          <table:table-cell/>
          <table:table-cell table:style-name="ce127"/>
          <table:table-cell table:number-columns-repeated="254"/>
        </table:table-row>
        <table:table-row table:style-name="ro24" table:number-rows-repeated="11">
          <table:table-cell/>
          <table:table-cell table:style-name="ce127"/>
          <table:table-cell table:number-columns-repeated="8"/>
          <table:table-cell table:style-name="ce119" table:number-columns-repeated="10"/>
          <table:table-cell table:number-columns-repeated="236"/>
        </table:table-row>
        <table:table-row table:style-name="ro24" table:number-rows-repeated="1048274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visibility="collapse" table:default-cell-style-name="Default"/>
        <table:table-column table:style-name="co10" table:number-columns-repeated="24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55];[.$K1])" office:value-type="float" office:value="36">
            <text:p>36</text:p>
          </table:table-cell>
          <table:table-cell table:style-name="ce164" table:formula="of:=COUNTIF([.M$7:.M$855];[.$K1])" office:value-type="float" office:value="36">
            <text:p>36</text:p>
          </table:table-cell>
          <table:table-cell table:style-name="ce164" table:formula="of:=COUNTIF([.N$7:.N$855];[.$K1])" office:value-type="float" office:value="0">
            <text:p>0</text:p>
          </table:table-cell>
          <table:table-cell table:style-name="ce164" table:formula="of:=COUNTIF([.O$7:.O$855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Failed</text:p>
          </table:table-cell>
          <table:table-cell table:style-name="ce164" table:formula="of:=COUNTIF([.L$7:.L$855];[.$K2])" office:value-type="float" office:value="1">
            <text:p>1</text:p>
          </table:table-cell>
          <table:table-cell table:style-name="ce164" table:formula="of:=COUNTIF([.M$7:.M$855];[.$K2])" office:value-type="float" office:value="1">
            <text:p>1</text:p>
          </table:table-cell>
          <table:table-cell table:style-name="ce164" table:formula="of:=COUNTIF([.N$7:.N$855];[.$K2])" office:value-type="float" office:value="0">
            <text:p>0</text:p>
          </table:table-cell>
          <table:table-cell table:style-name="ce164" table:formula="of:=COUNTIF([.O$7:.O$855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29"/>
          <table:table-cell/>
          <table:table-cell table:style-name="ce162" table:number-columns-repeated="4"/>
          <table:table-cell table:style-name="ce164" office:value-type="string">
            <text:p>Blocked</text:p>
          </table:table-cell>
          <table:table-cell table:style-name="ce164" table:formula="of:=COUNTIF([.L$7:.L$855];[.$K3])" office:value-type="float" office:value="0">
            <text:p>0</text:p>
          </table:table-cell>
          <table:table-cell table:style-name="ce164" table:formula="of:=COUNTIF([.M$7:.M$855];[.$K3])" office:value-type="float" office:value="0">
            <text:p>0</text:p>
          </table:table-cell>
          <table:table-cell table:style-name="ce164" table:formula="of:=COUNTIF([.N$7:.N$855];[.$K3])" office:value-type="float" office:value="0">
            <text:p>0</text:p>
          </table:table-cell>
          <table:table-cell table:style-name="ce164" table:formula="of:=COUNTIF([.O$7:.O$855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134"/>
          <table:table-cell/>
          <table:table-cell table:style-name="ce162" table:number-columns-repeated="4"/>
          <table:table-cell table:style-name="ce165" office:value-type="string">
            <text:p>Untested</text:p>
          </table:table-cell>
          <table:table-cell table:style-name="ce164" table:formula="of:=COUNTIF([.L$7:.L$855];[.$K4])" office:value-type="float" office:value="0">
            <text:p>0</text:p>
          </table:table-cell>
          <table:table-cell table:style-name="ce164" table:formula="of:=COUNTIF([.M$7:.M$855];[.$K4])" office:value-type="float" office:value="0">
            <text:p>0</text:p>
          </table:table-cell>
          <table:table-cell table:style-name="ce164" table:formula="of:=COUNTIF([.N$7:.N$855];[.$K4])" office:value-type="float" office:value="0">
            <text:p>0</text:p>
          </table:table-cell>
          <table:table-cell table:style-name="ce164" table:formula="of:=COUNTIF([.O$7:.O$855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3"/>
          <table:table-cell table:style-name="ce130"/>
          <table:table-cell table:style-name="ce135" table:number-columns-repeated="7"/>
          <table:table-cell office:value-type="string">
            <text:p>N/A</text:p>
          </table:table-cell>
          <table:table-cell table:style-name="ce164" table:formula="of:=COUNTIF([.L$7:.L$855];[.$K5])" office:value-type="float" office:value="0">
            <text:p>0</text:p>
          </table:table-cell>
          <table:table-cell table:style-name="ce164" table:formula="of:=COUNTIF([.M$7:.M$855];[.$K5])" office:value-type="float" office:value="0">
            <text:p>0</text:p>
          </table:table-cell>
          <table:table-cell table:style-name="ce164" table:formula="of:=COUNTIF([.N$7:.N$855];[.$K5])" office:value-type="float" office:value="0">
            <text:p>0</text:p>
          </table:table-cell>
          <table:table-cell table:style-name="ce164" table:formula="of:=COUNTIF([.O$7:.O$855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36" table:visibility="filter">
          <table:table-cell table:style-name="ce118" office:value-type="float" office:value="1">
            <text:p>001</text:p>
          </table:table-cell>
          <table:table-cell table:style-name="ce126" office:value-type="string">
            <text:p>FNC_ECMS_ADM_CAT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Tree when put valid data in all field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8];6;1)&gt;MID([.F7];6;1);[.C7];[.C7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2: Select Category name, workspace, home path</text:p>
          </table:table-cell>
          <table:table-cell table:style-name="ce134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134" office:value-type="string">
            <text:p>Fields are inputted value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9];6;1)&gt;MID([.F8];6;1);[.C8];[.C8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3: Select permission for Category tree</text:p>
          </table:table-cell>
          <table:table-cell table:style-name="ce134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134" office:value-type="string">
            <text:p>Category tree is added permission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0];6;1)&gt;MID([.F9];6;1);[.C9];[.C9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4: Add action for Category tree</text:p>
          </table:table-cell>
          <table:table-cell table:style-name="ce134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134" office:value-type="string">
            <text:p>The Category is creat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1];6;1)&gt;MID([.F10];6;1);[.C10];[.C10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5: Finish adding Category tree by add, copy, cut, paste, set permission for Category </text:p>
          </table:table-cell>
          <table:table-cell table:style-name="ce134" office:value-type="string">
            <text:p>- Add new/ cut/ copy/ delete/ add permission in Category tree</text:p>
          </table:table-cell>
          <table:table-cell table:style-name="ce134" office:value-type="string">
            <text:p>A new Category is add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2];6;1)&gt;MID([.F11];6;1);[.C11];[.C11]+1)" office:value-type="float" office:value="2">
            <text:p>00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Tree when “Name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3];6;1)&gt;MID([.F12];6;1);[.C12];[.C12]+1)" office:value-type="float" office:value="2">
            <text:p>00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“Name” field is blank</text:p>
          </table:table-cell>
          <table:table-cell table:style-name="ce134" office:value-type="string">
            <text:p>Step 2: Add new Category tree with blank name</text:p>
          </table:table-cell>
          <table:table-cell table:style-name="ce134" office:value-type="string">
            <text:p>- Do not value in “Name” field</text:p>
            <text:p>- Click Next button</text:p>
          </table:table-cell>
          <table:table-cell table:style-name="ce134" office:value-type="string">
            <text:p>Show message alert that you must put value in “Name” field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4];6;1)&gt;MID([.F13];6;1);[.C13];[.C13]+1)" office:value-type="float" office:value="3">
            <text:p>003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40" office:value-type="string">
            <text:p>Add Category when name field contain special character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5];6;1)&gt;MID([.F14];6;1);[.C14];[.C14]+1)" office:value-type="float" office:value="3">
            <text:p>003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58" office:value-type="string">
            <text:p>Add Category when name field contain special characters</text:p>
          </table:table-cell>
          <table:table-cell table:style-name="ce134" office:value-type="string">
            <text:p>Step 2: Add new Category tree's name with special characters </text:p>
          </table:table-cell>
          <table:table-cell table:style-name="ce134" office:value-type="string">
            <text:p>- Put some special characters in “Name” field like @,#,$,%...</text:p>
            <text:p>- Click Next button</text:p>
          </table:table-cell>
          <table:table-cell table:style-name="ce134" office:value-type="string">
            <text:p>Show message alert that the “Name” field cannot contain special characte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6];6;1)&gt;MID([.F15];6;1);[.C15];[.C15]+1)" office:value-type="float" office:value="4">
            <text:p>004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40" office:value-type="string">
            <text:p>Add new Category has the same name with existing Category 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7];6;1)&gt;MID([.F16];6;1);[.C16];[.C16]+1)" office:value-type="float" office:value="4">
            <text:p>004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58" office:value-type="string">
            <text:p>Add new Category has the same name with existing Category </text:p>
          </table:table-cell>
          <table:table-cell table:style-name="ce134" office:value-type="string">
            <text:p>Step 2: Add Category has the same name with existing Category</text:p>
          </table:table-cell>
          <table:table-cell table:style-name="ce134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134" office:value-type="string">
            <text:p>Show message alert that this Category is the same name with existing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8];6;1)&gt;MID([.F17];6;1);[.C17];[.C17]+1)" office:value-type="float" office:value="5">
            <text:p>005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Category when “Home path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9];6;1)&gt;MID([.F18];6;1);&quot;&quot;;MAX([.A$7:.A1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9];6;1)&gt;MID([.F18];6;1);[.C18];[.C18]+1)" office:value-type="float" office:value="5">
            <text:p>005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Category when “Home path” field is blank</text:p>
          </table:table-cell>
          <table:table-cell table:style-name="ce134" office:value-type="string">
            <text:p>Step 2: Add new Category tree when Home path is blank</text:p>
          </table:table-cell>
          <table:table-cell table:style-name="ce134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134" office:value-type="string">
            <text:p>Move to Set permission screen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0];6;1)&gt;MID([.F19];6;1);[.C19];[.C19]+1)" office:value-type="float" office:value="6">
            <text:p>006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Category when “Permission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1];6;1)&gt;MID([.F20];6;1);[.C20];[.C20]+1)" office:value-type="float" office:value="6">
            <text:p>006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Category when “Permission” field is blank</text:p>
          </table:table-cell>
          <table:table-cell table:style-name="ce134" office:value-type="string">
            <text:p>Step 2: Do not set permission for Category tree</text:p>
          </table:table-cell>
          <table:table-cell table:style-name="ce134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134" office:value-type="string">
            <text:p>Show message alert that you must add the permission for this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2];6;1)&gt;MID([.F21];6;1);[.C21];[.C21]+1)" office:value-type="float" office:value="7">
            <text:p>007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when the action's name of Category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3];6;1)&gt;MID([.F22];6;1);[.C22];[.C22]+1)" office:value-type="float" office:value="7">
            <text:p>007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when the action's name of Category is blank</text:p>
          </table:table-cell>
          <table:table-cell table:style-name="ce134" office:value-type="string">
            <text:p>Step 2: Leave the action's name is empty</text:p>
          </table:table-cell>
          <table:table-cell table:style-name="ce134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134" office:value-type="string">
            <text:p>Show message alert that you must put the name of action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4];6;1)&gt;MID([.F23];6;1);[.C23];[.C23]+1)" office:value-type="float" office:value="8">
            <text:p>008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when the action's name of Category contain special character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5];6;1)&gt;MID([.F24];6;1);[.C24];[.C24]+1)" office:value-type="float" office:value="8">
            <text:p>008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when the action's name of Category contain special characters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134" office:value-type="string">
            <text:p>Show message alert that the action's name cannot contain special characte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6];6;1)&gt;MID([.F25];6;1);[.C25];[.C25]+1)" office:value-type="float" office:value="9">
            <text:p>009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action for Category when do not select the target node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7];6;1)&gt;MID([.F26];6;1);[.C26];[.C26]+1)" office:value-type="float" office:value="9">
            <text:p>009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action for Category when do not select the target node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134" office:value-type="string">
            <text:p>Show message alert that you must choose the target node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8];6;1)&gt;MID([.F27];6;1);[.C27];[.C27]+1)" office:value-type="float" office:value="10">
            <text:p>010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action for Category when do not select Lifecycle field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9];6;1)&gt;MID([.F28];6;1);[.C28];[.C28]+1)" office:value-type="float" office:value="10">
            <text:p>010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6" office:value-type="string">
            <text:p>Add action for Category when do not select Lifecycle field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134" office:value-type="string">
            <text:p>Show message alert that you must choose Lifecycle field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30];6;1)&gt;MID([.F29];6;1);[.C29];[.C29]+1)" office:value-type="float" office:value="11">
            <text:p>01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Edit Category</text:p>
          </table:table-cell>
          <table:table-cell table:style-name="ce134" office:value-type="string">
            <text:p>Step 1: Open form to edit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134" office:value-type="string">
            <text:p>Form to edit Category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31];6;1)&gt;MID([.F30];6;1);&quot;&quot;;MAX([.A$7:.A3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31];6;1)&gt;MID([.F30];6;1);[.C30];[.C30]+1)" office:value-type="float" office:value="11">
            <text:p>01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Edit Category</text:p>
          </table:table-cell>
          <table:table-cell table:style-name="ce134" office:value-type="string">
            <text:p>Step 2: Edit Category</text:p>
          </table:table-cell>
          <table:table-cell table:style-name="ce134" office:value-type="string">
            <text:p>Change the information of this Category or do action (copy/cut, delete) with categories in its</text:p>
          </table:table-cell>
          <table:table-cell table:style-name="ce134" office:value-type="string">
            <text:p>Actions are done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32];6;1)&gt;MID([.F31];6;1);[.C31];[.C31]+1)" office:value-type="float" office:value="12">
            <text:p>01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Delete Category Tree</text:p>
          </table:table-cell>
          <table:table-cell table:style-name="ce134" office:value-type="string">
            <text:p>Step 1: Delete Category tree</text:p>
          </table:table-cell>
          <table:table-cell table:style-name="ce134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134" office:value-type="string">
            <text:p>Category tree is delet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125" office:value-type="string">
            <text:p>FNC_ECMS_ADM_CAT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in Sites Explorer/ System driv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4];6;1)&gt;MID([.F33];6;1);[.C33];[.C33]+1)" office:value-type="float" office:value="1">
            <text:p>001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58" office:value-type="string">
            <text:p>Check the displaying of Category in Sites Explorer/ System drive</text:p>
          </table:table-cell>
          <table:table-cell table:style-name="ce158" office:value-type="string">
            <text:p>Step 2: Check the displaying of Category tree</text:p>
          </table:table-cell>
          <table:table-cell table:style-name="ce158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63" office:value-type="string">
            <text:p>Link of The Category tree and it's child nodes are list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35];6;1)&gt;MID([.F34];6;1);[.C34];[.C34]+1)" office:value-type="float" office:value="2">
            <text:p>002</text:p>
          </table:table-cell>
          <table:table-cell table:style-name="ce173" office:value-type="string">
            <text:p>ECMS\Admin\Categories &amp; Tags\Manage Categories \Display</text:p>
          </table:table-cell>
          <table:table-cell table:style-name="ce177" office:value-type="string">
            <text:p>Check the displaying of Category when add category for node (document/uploaded file)</text:p>
          </table:table-cell>
          <table:table-cell table:style-name="ce185" office:value-type="string">
            <text:p>Step 1: Create new Category tree</text:p>
          </table:table-cell>
          <table:table-cell table:style-name="ce185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table:number-columns-repeated="10"/>
          <table:table-cell table:style-name="ce161" table:number-columns-repeated="204"/>
          <table:table-cell table:style-name="ce169" table:number-columns-repeated="32"/>
        </table:table-row>
        <table:table-row table:style-name="ro22" table:visibility="filter">
          <table:table-cell table:style-name="ce118" table:formula="of:=IF(MID([.F36];6;1)&gt;MID([.F35];6;1);&quot;&quot;;MAX([.A$7:.A35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6];6;1)&gt;MID([.F35];6;1);[.C35];[.C35]+1)" office:value-type="float" office:value="2">
            <text:p>002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add category for node (document/uploaded file)</text:p>
          </table:table-cell>
          <table:table-cell table:style-name="ce178" office:value-type="string">
            <text:p>Step 2: Create node</text:p>
          </table:table-cell>
          <table:table-cell table:style-name="ce178" office:value-type="string">
            <text:p>- Go to Sites Explorer / Private drive</text:p>
            <text:p>- Create a document or upload a file</text:p>
          </table:table-cell>
          <table:table-cell table:style-name="ce163" office:value-type="string">
            <text:p>Nod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7];6;1)&gt;MID([.F36];6;1);[.C36];[.C36]+1)" office:value-type="float" office:value="2">
            <text:p>002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add category for node (document/uploaded file)</text:p>
          </table:table-cell>
          <table:table-cell table:style-name="ce178" office:value-type="string">
            <text:p>Step 3: Check the displaying of Category </text:p>
          </table:table-cell>
          <table:table-cell table:style-name="ce178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63" office:value-type="string">
            <text:p>Add Category form is shown. At Select Category Tab, we can see all Category tree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38];6;1)&gt;MID([.F37];6;1);[.C37];[.C37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tree when user does not have permission to view when add category for node (document/uploaded file) 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Set permission for this Category tree that some users cannot see it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39];6;1)&gt;MID([.F38];6;1);&quot;&quot;;MAX([.A$7:.A38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9];6;1)&gt;MID([.F38];6;1);[.C38];[.C38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tree when user does not have permission to view when add category for node (document/uploaded file) </text:p>
          </table:table-cell>
          <table:table-cell table:style-name="ce178" office:value-type="string">
            <text:p>Step 2: Create node</text:p>
          </table:table-cell>
          <table:table-cell table:style-name="ce178" office:value-type="string">
            <text:p>- Login by user who does not have permission to view this Category above</text:p>
            <text:p>- Create a document or upload a file</text:p>
          </table:table-cell>
          <table:table-cell table:style-name="ce163" office:value-type="string">
            <text:p>Nod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0];6;1)&gt;MID([.F39];6;1);[.C39];[.C39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tree when user does not have permission to view when add category for node (document/uploaded file) </text:p>
          </table:table-cell>
          <table:table-cell table:style-name="ce178" office:value-type="string">
            <text:p>Step 3: Check the displaying of Category </text:p>
          </table:table-cell>
          <table:table-cell table:style-name="ce178" office:value-type="string">
            <text:p>- Select 'Admin' tab</text:p>
            <text:p>- Click on Manage Categories Tree icon in action bar </text:p>
          </table:table-cell>
          <table:table-cell table:style-name="ce189" office:value-type="string">
            <text:p>- User can't see Category tree which user does not have permission on it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1];6;1)&gt;MID([.F40];6;1);[.C40];[.C40]+1)" office:value-type="float" office:value="4">
            <text:p>004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in Sites Explorer while creating document or uploading fil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2];6;1)&gt;MID([.F41];6;1);[.C41];[.C41]+1)" office:value-type="float" office:value="4">
            <text:p>004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in Sites Explorer while creating document or uploading file</text:p>
          </table:table-cell>
          <table:table-cell table:style-name="ce178" office:value-type="string">
            <text:p>Step 2: Check the displaying of Category in Sites Explorer</text:p>
          </table:table-cell>
          <table:table-cell table:style-name="ce17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63" office:value-type="string">
            <text:p>All category that created in Manage Category trees are listed 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3];6;1)&gt;MID([.F42];6;1);[.C42];[.C42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when do advanced search using category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4];6;1)&gt;MID([.F43];6;1);[.C43];[.C43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5];6;1)&gt;MID([.F44];6;1);[.C44];[.C44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34" office:value-type="string">
            <text:p>All Category tree and its child nodes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6];6;1)&gt;MID([.F45];6;1);[.C45];[.C45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when do advanced search using category in case user does not have permission to view Category tre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Set permission for this Category tree that some users cannot see it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47];6;1)&gt;MID([.F46];6;1);&quot;&quot;;MAX([.A$7:.A46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7];6;1)&gt;MID([.F46];6;1);[.C46];[.C46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tree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48];6;1)&gt;MID([.F47];6;1);&quot;&quot;;MAX([.A$7:.A47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8];6;1)&gt;MID([.F47];6;1);[.C47];[.C47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tree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90" office:value-type="string">
            <text:p>The Category is not shown here . User does not have permission can't <text:s/>see this Categor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9];6;1)&gt;MID([.F48];6;1);[.C48];[.C48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50];6;1)&gt;MID([.F49];6;1);[.C49];[.C49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1];6;1)&gt;MID([.F50];6;1);&quot;&quot;;MAX([.A$7:.A50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51];6;1)&gt;MID([.F50];6;1);[.C50];[.C50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90" office:value-type="string">
            <text:p>User can't see category here <text:s/>which user does not have permission on it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125" office:value-type="string">
            <text:p>FNC_ECMS_ADM_CAT_03</text:p>
          </table:table-cell>
          <table:table-cell table:style-name="ce132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0" office:value-type="string">
            <text:p>Add category in Category tree when put valid data into name field</text:p>
          </table:table-cell>
          <table:table-cell table:style-name="ce185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9" office:value-type="string">
            <text:p>New Category tree is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7"/>
          <table:table-cell table:style-name="ce161" table:number-columns-repeated="204"/>
          <table:table-cell table:style-name="ce169" table:number-columns-repeated="32"/>
        </table:table-row>
        <table:table-row table:style-name="ro20">
          <table:table-cell table:style-name="ce118" table:formula="of:=IF(MID([.F53];6;1)&gt;MID([.F52];6;1);&quot;&quot;;MAX([.A$7:.A5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3];6;1)&gt;MID([.F52];6;1);[.C52];[.C52]+1)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put valid data into name field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54];6;1)&gt;MID([.F53];6;1);&quot;&quot;;MAX([.A$7:.A5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4];6;1)&gt;MID([.F53];6;1);[.C53];[.C53]+1)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put valid data into name field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valid data into 'Category Name ' field</text:p>
            <text:p>- Click ''Save'' button</text:p>
          </table:table-cell>
          <table:table-cell table:style-name="ce163" office:value-type="string">
            <text:p>A new Category is added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55];6;1)&gt;MID([.F54];6;1);[.C54];[.C54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Category when name field is blank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6];6;1)&gt;MID([.F55];6;1);&quot;&quot;;MAX([.A$7:.A5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6];6;1)&gt;MID([.F55];6;1);[.C55];[.C55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is blank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57];6;1)&gt;MID([.F56];6;1);&quot;&quot;;MAX([.A$7:.A5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7];6;1)&gt;MID([.F56];6;1);[.C56];[.C56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is blank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Do not input data into ' Category Name ' field</text:p>
            <text:p>- Click ''Save'' button</text:p>
          </table:table-cell>
          <table:table-cell table:style-name="ce163" office:value-type="string">
            <text:p>Show message to inform that The field 'Category Name' is required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58];6;1)&gt;MID([.F57];6;1);[.C57];[.C57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9];6;1)&gt;MID([.F58];6;1);&quot;&quot;;MAX([.A$7:.A5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9];6;1)&gt;MID([.F58];6;1);[.C58];[.C58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60];6;1)&gt;MID([.F59];6;1);&quot;&quot;;MAX([.A$7:.A5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0];6;1)&gt;MID([.F59];6;1);[.C59];[.C59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some special characters into ' Category Name ' field</text:p>
            <text:p>- Click ''Save'' button</text:p>
          </table:table-cell>
          <table:table-cell table:style-name="ce163" office:value-type="string">
            <text:p>Show message to inform that There are some invalid characters in field 'Category name'.Type another <text:s/>value, please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1];6;1)&gt;MID([.F60];6;1);[.C60];[.C60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2];6;1)&gt;MID([.F61];6;1);&quot;&quot;;MAX([.A$7:.A61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2];6;1)&gt;MID([.F61];6;1);[.C61];[.C61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63];6;1)&gt;MID([.F62];6;1);&quot;&quot;;MAX([.A$7:.A6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3];6;1)&gt;MID([.F62];6;1);[.C62];[.C62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63" office:value-type="string">
            <text:p>Show message to inform that the name already exists 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4];6;1)&gt;MID([.F63];6;1);[.C63];[.C63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Check max length of name field</text:p>
          </table:table-cell>
          <table:table-cell table:style-name="ce158" office:value-type="string">
            <text:p>Step 1: Open Manage Category trees form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<text:s/>'Manage Category tre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5];6;1)&gt;MID([.F64];6;1);&quot;&quot;;MAX([.A$7:.A6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5];6;1)&gt;MID([.F64];6;1);[.C64];[.C64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Check max length of name field</text:p>
          </table:table-cell>
          <table:table-cell table:style-name="ce158" office:value-type="string">
            <text:p>Step 2: Open 'Add Category' <text:s/>pop-up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66];6;1)&gt;MID([.F65];6;1);&quot;&quot;;MAX([.A$7:.A6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6];6;1)&gt;MID([.F65];6;1);[.C65];[.C65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Check max length of name field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name for new Category more than 150 characters</text:p>
            <text:p>- Click ''Save'' button</text:p>
          </table:table-cell>
          <table:table-cell table:style-name="ce163" office:value-type="string">
            <text:p>Show message alert that Category name must not have more than 150 characters. 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7];6;1)&gt;MID([.F66];6;1);[.C66];[.C66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0" office:value-type="string">
            <text:p>Add permission for Category to user</text:p>
          </table:table-cell>
          <table:table-cell table:style-name="ce185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9" office:value-type="string">
            <text:p>A new Category tree and its sub nodes are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7"/>
          <table:table-cell table:style-name="ce161" table:number-columns-repeated="204"/>
          <table:table-cell table:style-name="ce169" table:number-columns-repeated="32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8];6;1)&gt;MID([.F67];6;1);[.C67];[.C67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69];6;1)&gt;MID([.F68];6;1);&quot;&quot;;MAX([.A$7:.A6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9];6;1)&gt;MID([.F68];6;1);[.C68];[.C68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3: Add permission for user</text:p>
          </table:table-cell>
          <table:table-cell table:style-name="ce187" office:value-type="string">
            <text:p>Select icon of user <text:s/>in 'Add a permission to that node form' </text:p>
          </table:table-cell>
          <table:table-cell table:style-name="ce186" office:value-type="string">
            <text:p><text:s/>'Select user' pop-up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70];6;1)&gt;MID([.F69];6;1);&quot;&quot;;MAX([.A$7:.A6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0];6;1)&gt;MID([.F69];6;1);[.C69];[.C69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4: Select user to add permission</text:p>
          </table:table-cell>
          <table:table-cell table:style-name="ce186" office:value-type="string">
            <text:p>Click icon corresponding with user you want to add permission</text:p>
          </table:table-cell>
          <table:table-cell table:style-name="ce186" office:value-type="string">
            <text:p><text:s/>User is selected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71];6;1)&gt;MID([.F70];6;1);&quot;&quot;;MAX([.A$7:.A7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1];6;1)&gt;MID([.F70];6;1);[.C70];[.C70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5: Select permission for user</text:p>
          </table:table-cell>
          <table:table-cell table:style-name="ce186" office:value-type="string">
            <text:p>- Select the right for user that node</text:p>
            <text:p>- Click Save button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72];6;1)&gt;MID([.F71];6;1);[.C71];[.C71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permission for Category to group (1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3];6;1)&gt;MID([.F72];6;1);&quot;&quot;;MAX([.A$7:.A7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3];6;1)&gt;MID([.F72];6;1);[.C72];[.C72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4];6;1)&gt;MID([.F73];6;1);&quot;&quot;;MAX([.A$7:.A7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4];6;1)&gt;MID([.F73];6;1);[.C73];[.C73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3: Add permission for group</text:p>
          </table:table-cell>
          <table:table-cell table:style-name="ce187" office:value-type="string">
            <text:p>Click on icon of group <text:s/>in 'Add a permission to that node form' </text:p>
          </table:table-cell>
          <table:table-cell table:style-name="ce186" office:value-type="string">
            <text:p><text:s/>'Select member' pop-up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5];6;1)&gt;MID([.F74];6;1);&quot;&quot;;MAX([.A$7:.A7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5];6;1)&gt;MID([.F74];6;1);[.C74];[.C74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4: Select group in form to add permission</text:p>
          </table:table-cell>
          <table:table-cell table:style-name="ce186" office:value-type="string">
            <text:p>- Select the group in 'Select group' form</text:p>
            <text:p>- Select membership of this group</text:p>
          </table:table-cell>
          <table:table-cell table:style-name="ce186" office:value-type="string">
            <text:p><text:s/>Member of group is selec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6];6;1)&gt;MID([.F75];6;1);&quot;&quot;;MAX([.A$7:.A7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6];6;1)&gt;MID([.F75];6;1);[.C75];[.C75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5: Select permission for group</text:p>
          </table:table-cell>
          <table:table-cell table:style-name="ce186" office:value-type="string">
            <text:p>- Select the right for group that node</text:p>
            <text:p>- Click Save button</text:p>
          </table:table-cell>
          <table:table-cell table:style-name="ce186" office:value-type="string">
            <text:p>Category is added permission. All the users with added membership can do these <text:s/>action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77];6;1)&gt;MID([.F76];6;1);[.C76];[.C76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1" office:value-type="string">
            <text:p>Add permission for Category to group (2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8];6;1)&gt;MID([.F77];6;1);&quot;&quot;;MAX([.A$7:.A7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8];6;1)&gt;MID([.F77];6;1);[.C77];[.C77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9];6;1)&gt;MID([.F78];6;1);&quot;&quot;;MAX([.A$7:.A7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9];6;1)&gt;MID([.F78];6;1);[.C78];[.C78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3: Add permission for group</text:p>
          </table:table-cell>
          <table:table-cell table:style-name="ce187" office:value-type="string">
            <text:p>Click on icon of group <text:s/>in 'Add a permission to that node form' </text:p>
          </table:table-cell>
          <table:table-cell table:style-name="ce186" office:value-type="string">
            <text:p><text:s/>'Select member' pop-up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0];6;1)&gt;MID([.F79];6;1);&quot;&quot;;MAX([.A$7:.A7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0];6;1)&gt;MID([.F79];6;1);[.C79];[.C79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4: Select group in form to add permission</text:p>
          </table:table-cell>
          <table:table-cell table:style-name="ce186" office:value-type="string">
            <text:p>- Select the group in 'Select group' form</text:p>
            <text:p>- Select membership is *</text:p>
          </table:table-cell>
          <table:table-cell table:style-name="ce186" office:value-type="string">
            <text:p><text:s/>Member of group is selec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1];6;1)&gt;MID([.F80];6;1);[.C80];[.C80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5: Select permission for group</text:p>
          </table:table-cell>
          <table:table-cell table:style-name="ce186" office:value-type="string">
            <text:p>- Select the right for group </text:p>
            <text:p>- Click Save button</text:p>
          </table:table-cell>
          <table:table-cell table:style-name="ce186" office:value-type="string">
            <text:p>Category is added permission. All the users in the group at step 5 can do these <text:s/>action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2];6;1)&gt;MID([.F81];6;1);[.C81];[.C81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permission for Category to everybod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83];6;1)&gt;MID([.F82];6;1);&quot;&quot;;MAX([.A$7:.A8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3];6;1)&gt;MID([.F82];6;1);[.C82];[.C82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4];6;1)&gt;MID([.F83];6;1);&quot;&quot;;MAX([.A$7:.A8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4];6;1)&gt;MID([.F83];6;1);[.C83];[.C83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86" office:value-type="string">
            <text:p>Step 3: Add permission for users</text:p>
          </table:table-cell>
          <table:table-cell table:style-name="ce187" office:value-type="string">
            <text:p>Select icon of everyone in 'Add a permission to that node form' </text:p>
          </table:table-cell>
          <table:table-cell table:style-name="ce186" office:value-type="string">
            <text:p>Users are automatically added 'Read'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5];6;1)&gt;MID([.F84];6;1);&quot;&quot;;MAX([.A$7:.A8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5];6;1)&gt;MID([.F84];6;1);[.C84];[.C84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86" office:value-type="string">
            <text:p>Step 4: Select permission for users</text:p>
          </table:table-cell>
          <table:table-cell table:style-name="ce186" office:value-type="string">
            <text:p>- Select the right for users </text:p>
            <text:p>- Click Save button</text:p>
          </table:table-cell>
          <table:table-cell table:style-name="ce186" office:value-type="string">
            <text:p>Category is added permission. Everybody can see this Categor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6];6;1)&gt;MID([.F85];6;1);[.C85];[.C85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Edit permission of user/group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7];6;1)&gt;MID([.F86];6;1);&quot;&quot;;MAX([.A$7:.A8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7];6;1)&gt;MID([.F86];6;1);[.C86];[.C86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user/group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88];6;1)&gt;MID([.F87];6;1);&quot;&quot;;MAX([.A$7:.A8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8];6;1)&gt;MID([.F87];6;1);[.C87];[.C87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user/group</text:p>
          </table:table-cell>
          <table:table-cell table:style-name="ce186" office:value-type="string">
            <text:p>Step 3: Edit permission of Category</text:p>
          </table:table-cell>
          <table:table-cell table:style-name="ce188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86" office:value-type="string">
            <text:p>Permission of Category to user/group is edi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9];6;1)&gt;MID([.F88];6;1);[.C88];[.C88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Edit permission of system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0];6;1)&gt;MID([.F89];6;1);&quot;&quot;;MAX([.A$7:.A8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0];6;1)&gt;MID([.F89];6;1);[.C89];[.C89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system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1];6;1)&gt;MID([.F90];6;1);&quot;&quot;;MAX([.A$7:.A9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1];6;1)&gt;MID([.F90];6;1);[.C90];[.C90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system</text:p>
          </table:table-cell>
          <table:table-cell table:style-name="ce186" office:value-type="string">
            <text:p>Step 3: Edit permission of Category</text:p>
          </table:table-cell>
          <table:table-cell table:style-name="ce188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86" office:value-type="string">
            <text:p>You can not edit permission of system with this Categor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2];6;1)&gt;MID([.F91];6;1);[.C91];[.C91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user/group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3];6;1)&gt;MID([.F92];6;1);&quot;&quot;;MAX([.A$7:.A9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3];6;1)&gt;MID([.F92];6;1);[.C92];[.C92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user/group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4];6;1)&gt;MID([.F93];6;1);&quot;&quot;;MAX([.A$7:.A9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4];6;1)&gt;MID([.F93];6;1);[.C93];[.C93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user/group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86" office:value-type="string">
            <text:p>Permission of Category to user/group is dele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5];6;1)&gt;MID([.F94];6;1);[.C94];[.C94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system</text:p>
          </table:table-cell>
          <table:table-cell table:style-name="ce158" office:value-type="string">
            <text:p>Step 1: Create a Category</text:p>
          </table:table-cell>
          <table:table-cell table:style-name="ce158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6];6;1)&gt;MID([.F95];6;1);&quot;&quot;;MAX([.A$7:.A9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6];6;1)&gt;MID([.F95];6;1);[.C95];[.C95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system</text:p>
          </table:table-cell>
          <table:table-cell table:style-name="ce186" office:value-type="string">
            <text:p>Step 2: Add permission for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step testcase: no need of this step</text:p>
          </table:table-cell>
          <table:table-cell table:number-columns-repeated="242"/>
        </table:table-row>
        <table:table-row table:style-name="ro36">
          <table:table-cell table:style-name="ce118" table:formula="of:=IF(MID([.F97];6;1)&gt;MID([.F96];6;1);&quot;&quot;;MAX([.A$7:.A9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7];6;1)&gt;MID([.F96];6;1);[.C96];[.C96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system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86" office:value-type="string">
            <text:p>Show message alert that you don't can not delete permission of the owner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8];6;1)&gt;MID([.F97];6;1);[.C97];[.C97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Category in case there is only one permission of this Category (except system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9];6;1)&gt;MID([.F98];6;1);&quot;&quot;;MAX([.A$7:.A9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9];6;1)&gt;MID([.F98];6;1);[.C98];[.C98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Category in case there is only one permission of this Category (except system)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100];6;1)&gt;MID([.F99];6;1);&quot;&quot;;MAX([.A$7:.A9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100];6;1)&gt;MID([.F99];6;1);[.C99];[.C99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Category in case there is only one permission of this Category (except system)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86" office:value-type="string">
            <text:p>Show message alert that you don't cannot delete permission of this user/group 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office:value-type="string">
            <text:p>Update testcase: Click on “delete” icon corresponding to permission of owner</text:p>
          </table:table-cell>
          <table:table-cell table:number-columns-repeated="242"/>
        </table:table-row>
        <table:table-row table:style-name="ro36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125" office:value-type="string">
            <text:p>FNC_ECMS_ADM_CAT_04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/Paste <text:s/>a Category to a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2];6;1)&gt;MID([.F101];6;1);&quot;&quot;;MAX([.A$7:.A10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2];6;1)&gt;MID([.F101];6;1);[.C101];[.C101]+1)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/Paste <text:s/>a Category to a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3];6;1)&gt;MID([.F102];6;1);&quot;&quot;;MAX([.A$7:.A102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3];6;1)&gt;MID([.F102];6;1);[.C102];[.C102]+1)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/Paste <text:s/>a Category to a Category</text:p>
          </table:table-cell>
          <table:table-cell table:style-name="ce158" office:value-type="string">
            <text:p>Step 3: Paste a copi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Category is pasted successfully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04];6;1)&gt;MID([.F103];6;1);[.C103];[.C103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 a Category and paste into its child node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5];6;1)&gt;MID([.F104];6;1);&quot;&quot;;MAX([.A$7:.A10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5];6;1)&gt;MID([.F104];6;1);[.C104];[.C104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 child node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6];6;1)&gt;MID([.F105];6;1);&quot;&quot;;MAX([.A$7:.A10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6];6;1)&gt;MID([.F105];6;1);[.C105];[.C105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 child node</text:p>
          </table:table-cell>
          <table:table-cell table:style-name="ce158" office:value-type="string">
            <text:p>Step 3: Paste copied Category into its child node</text:p>
          </table:table-cell>
          <table:table-cell table:style-name="ce158" office:value-type="string">
            <text:p>- Select its child node</text:p>
            <text:p>- Click ' Paste' icon</text:p>
          </table:table-cell>
          <table:table-cell table:style-name="ce163" office:value-type="string">
            <text:p>Parent Category is pasted into it child node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07];6;1)&gt;MID([.F106];6;1);[.C106];[.C106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 a Category and paste into itself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8];6;1)&gt;MID([.F107];6;1);&quot;&quot;;MAX([.A$7:.A10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8];6;1)&gt;MID([.F107];6;1);[.C107];[.C107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elf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9];6;1)&gt;MID([.F108];6;1);&quot;&quot;;MAX([.A$7:.A108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9];6;1)&gt;MID([.F108];6;1);[.C108];[.C108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elf</text:p>
          </table:table-cell>
          <table:table-cell table:style-name="ce158" office:value-type="string">
            <text:p>Step 3: Paste copied Category into itself</text:p>
          </table:table-cell>
          <table:table-cell table:style-name="ce158" office:value-type="string">
            <text:p>- Click ' Paste' icon</text:p>
          </table:table-cell>
          <table:table-cell table:style-name="ce163" office:value-type="string">
            <text:p>Category is pasted into itself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0];6;1)&gt;MID([.F109];6;1);[.C109];[.C109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opy/Paste a deleted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1];6;1)&gt;MID([.F110];6;1);&quot;&quot;;MAX([.A$7:.A11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1];6;1)&gt;MID([.F110];6;1);[.C110];[.C110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2];6;1)&gt;MID([.F111];6;1);&quot;&quot;;MAX([.A$7:.A11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2];6;1)&gt;MID([.F111];6;1);[.C111];[.C111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Click 'Delete' icon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3];6;1)&gt;MID([.F112];6;1);&quot;&quot;;MAX([.A$7:.A112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3];6;1)&gt;MID([.F112];6;1);[.C112];[.C112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4: Paste delet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4];6;1)&gt;MID([.F113];6;1);[.C113];[.C113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ut a Category and paste into other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5];6;1)&gt;MID([.F114];6;1);&quot;&quot;;MAX([.A$7:.A11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5];6;1)&gt;MID([.F114];6;1);[.C114];[.C114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other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6];6;1)&gt;MID([.F115];6;1);&quot;&quot;;MAX([.A$7:.A11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6];6;1)&gt;MID([.F115];6;1);[.C115];[.C115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other Category</text:p>
          </table:table-cell>
          <table:table-cell table:style-name="ce158" office:value-type="string">
            <text:p>Step 3: Paste a cut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Category is pasted successfully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7];6;1)&gt;MID([.F116];6;1);[.C116];[.C116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ut a Category and paste into its child node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8];6;1)&gt;MID([.F117];6;1);&quot;&quot;;MAX([.A$7:.A11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8];6;1)&gt;MID([.F117];6;1);[.C117];[.C117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its child node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9];6;1)&gt;MID([.F118];6;1);&quot;&quot;;MAX([.A$7:.A118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9];6;1)&gt;MID([.F118];6;1);[.C118];[.C118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its child node</text:p>
          </table:table-cell>
          <table:table-cell table:style-name="ce158" office:value-type="string">
            <text:p>Step 3: Paste copied Category into its child node</text:p>
          </table:table-cell>
          <table:table-cell table:style-name="ce158" office:value-type="string">
            <text:p>- Select its child node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0];6;1)&gt;MID([.F119];6;1);[.C119];[.C119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ut a Category and paste into itself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1];6;1)&gt;MID([.F120];6;1);&quot;&quot;;MAX([.A$7:.A12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1];6;1)&gt;MID([.F120];6;1);[.C120];[.C120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 a Category and paste into itself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4">
          <table:table-cell table:style-name="ce118" table:formula="of:=IF(MID([.F122];6;1)&gt;MID([.F121];6;1);&quot;&quot;;MAX([.A$7:.A12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2];6;1)&gt;MID([.F121];6;1);[.C121];[.C121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 a Category and paste into itself</text:p>
          </table:table-cell>
          <table:table-cell table:style-name="ce158" office:value-type="string">
            <text:p>Step 3: Paste cut <text:s/>Category into itself</text:p>
          </table:table-cell>
          <table:table-cell table:style-name="ce158" office:value-type="string">
            <text:p>- Click ' Paste' icon</text:p>
          </table:table-cell>
          <table:table-cell table:style-name="ce163" office:value-type="string">
            <text:p>Show message “You can not paste here. May be the Category node [the path of this <text:s/>Category] is cutting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3];6;1)&gt;MID([.F122];6;1);[.C122];[.C122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ut/Paste a deleted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4];6;1)&gt;MID([.F123];6;1);&quot;&quot;;MAX([.A$7:.A123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4];6;1)&gt;MID([.F123];6;1);[.C123];[.C123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5];6;1)&gt;MID([.F124];6;1);&quot;&quot;;MAX([.A$7:.A12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5];6;1)&gt;MID([.F124];6;1);[.C124];[.C124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Click 'Delete' icon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6];6;1)&gt;MID([.F125];6;1);&quot;&quot;;MAX([.A$7:.A12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6];6;1)&gt;MID([.F125];6;1);[.C125];[.C125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4: Paste delet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7];6;1)&gt;MID([.F126];6;1);[.C126];[.C126]+1)" office:value-type="float" office:value="9">
            <text:p>009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Delete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8];6;1)&gt;MID([.F127];6;1);&quot;&quot;;MAX([.A$7:.A12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8];6;1)&gt;MID([.F127];6;1);[.C127];[.C127]+1)" office:value-type="float" office:value="9">
            <text:p>009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Delete Category</text:p>
          </table:table-cell>
          <table:table-cell table:style-name="ce158" office:value-type="string">
            <text:p>Step 2: Delete Category</text:p>
          </table:table-cell>
          <table:table-cell table:style-name="ce158" office:value-type="string">
            <text:p>- Select a Category</text:p>
            <text:p>- Click 'Delete' icon</text:p>
            <text:p>- Click OK on confirm message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9];6;1)&gt;MID([.F128];6;1);[.C128];[.C128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Delete a Category when it is added for a document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30];6;1)&gt;MID([.F129];6;1);&quot;&quot;;MAX([.A$7:.A129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30];6;1)&gt;MID([.F129];6;1);[.C129];[.C129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Delete a Category when it is added for a document</text:p>
          </table:table-cell>
          <table:table-cell table:style-name="ce158" office:value-type="string">
            <text:p>Step 2: Add category for document</text:p>
          </table:table-cell>
          <table:table-cell table:style-name="ce158" office:value-type="string">
            <text:p>Add category for document</text:p>
          </table:table-cell>
          <table:table-cell table:style-name="ce163" office:value-type="string">
            <text:p>Document is added categor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31];6;1)&gt;MID([.F130];6;1);&quot;&quot;;MAX([.A$7:.A13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31];6;1)&gt;MID([.F130];6;1);[.C130];[.C130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Delete a Category when it is added for a document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63" office:value-type="string">
            <text:p>Show message “Can not delete this Category node because it is current the target of a REFERENCE property 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4" table:number-rows-repeated="19">
          <table:table-cell table:number-columns-repeated="256"/>
        </table:table-row>
        <table:table-row table:style-name="ro24" table:number-rows-repeated="65">
          <table:table-cell table:style-name="ce119"/>
          <table:table-cell table:style-name="ce123"/>
          <table:table-cell table:style-name="ce119" table:number-columns-repeated="8"/>
          <table:table-cell table:number-columns-repeated="246"/>
        </table:table-row>
        <table:table-row table:style-name="ro24" table:number-rows-repeated="195">
          <table:table-cell/>
          <table:table-cell table:style-name="ce127"/>
          <table:table-cell table:number-columns-repeated="254"/>
        </table:table-row>
        <table:table-row table:style-name="ro24" table:number-rows-repeated="11">
          <table:table-cell/>
          <table:table-cell table:style-name="ce127"/>
          <table:table-cell table:number-columns-repeated="8"/>
          <table:table-cell table:style-name="ce119" table:number-columns-repeated="10"/>
          <table:table-cell table:number-columns-repeated="236"/>
        </table:table-row>
        <table:table-row table:style-name="ro24" table:number-rows-repeated="1048154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Manage_Template" table:style-name="ta1" table:print="false"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57];[.$K1])" office:value-type="float" office:value="0">
            <text:p>0</text:p>
          </table:table-cell>
          <table:table-cell table:style-name="ce164" table:formula="of:=COUNTIF([.M$7:.M$857];[.$K1])" office:value-type="float" office:value="0">
            <text:p>0</text:p>
          </table:table-cell>
          <table:table-cell table:style-name="ce164" table:formula="of:=COUNTIF([.N$7:.N$857];[.$K1])" office:value-type="float" office:value="0">
            <text:p>0</text:p>
          </table:table-cell>
          <table:table-cell table:style-name="ce164" table:formula="of:=COUNTIF([.O$7:.O$857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57];[.$K2])" office:value-type="float" office:value="0">
            <text:p>0</text:p>
          </table:table-cell>
          <table:table-cell table:style-name="ce164" table:formula="of:=COUNTIF([.M$7:.M$857];[.$K2])" office:value-type="float" office:value="0">
            <text:p>0</text:p>
          </table:table-cell>
          <table:table-cell table:style-name="ce164" table:formula="of:=COUNTIF([.N$7:.N$857];[.$K2])" office:value-type="float" office:value="0">
            <text:p>0</text:p>
          </table:table-cell>
          <table:table-cell table:style-name="ce164" table:formula="of:=COUNTIF([.O$7:.O$857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Templat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57];[.$K3])" office:value-type="float" office:value="0">
            <text:p>0</text:p>
          </table:table-cell>
          <table:table-cell table:style-name="ce164" table:formula="of:=COUNTIF([.M$7:.M$857];[.$K3])" office:value-type="float" office:value="0">
            <text:p>0</text:p>
          </table:table-cell>
          <table:table-cell table:style-name="ce164" table:formula="of:=COUNTIF([.N$7:.N$857];[.$K3])" office:value-type="float" office:value="0">
            <text:p>0</text:p>
          </table:table-cell>
          <table:table-cell table:style-name="ce164" table:formula="of:=COUNTIF([.O$7:.O$857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57];[.$K4])" office:value-type="float" office:value="0">
            <text:p>0</text:p>
          </table:table-cell>
          <table:table-cell table:style-name="ce164" table:formula="of:=COUNTIF([.M$7:.M$857];[.$K4])" office:value-type="float" office:value="0">
            <text:p>0</text:p>
          </table:table-cell>
          <table:table-cell table:style-name="ce164" table:formula="of:=COUNTIF([.N$7:.N$857];[.$K4])" office:value-type="float" office:value="0">
            <text:p>0</text:p>
          </table:table-cell>
          <table:table-cell table:style-name="ce164" table:formula="of:=COUNTIF([.O$7:.O$857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57];[.$K5])" office:value-type="float" office:value="0">
            <text:p>0</text:p>
          </table:table-cell>
          <table:table-cell table:style-name="ce164" table:formula="of:=COUNTIF([.M$7:.M$857];[.$K5])" office:value-type="float" office:value="0">
            <text:p>0</text:p>
          </table:table-cell>
          <table:table-cell table:style-name="ce164" table:formula="of:=COUNTIF([.N$7:.N$857];[.$K5])" office:value-type="float" office:value="0">
            <text:p>0</text:p>
          </table:table-cell>
          <table:table-cell table:style-name="ce164" table:formula="of:=COUNTIF([.O$7:.O$857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6" table:visibility="filter">
          <table:table-cell table:style-name="ce117" office:value-type="float" office:value="1">
            <text:p>001</text:p>
          </table:table-cell>
          <table:table-cell table:style-name="ce125" office:value-type="string">
            <text:p>FNC_ECMS_ADM_TEM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Templates\Add</text:p>
          </table:table-cell>
          <table:table-cell table:style-name="ce183" office:value-type="string">
            <text:p>Add new template when input valid data into all required field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8];6;1)&gt;MID([.F7];6;1);[.C7];[.C7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butt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9];6;1)&gt;MID([.F8];6;1);[.C8];[.C8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63" office:value-type="string">
            <text:p>Fields in 'Template' tab are inputted data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0];6;1)&gt;MID([.F9];6;1);[.C9];[.C9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4: View data in 'Dialog' tab</text:p>
          </table:table-cell>
          <table:table-cell table:style-name="ce158" office:value-type="string">
            <text:p>Click Dialog tab</text:p>
          </table:table-cell>
          <table:table-cell table:style-name="ce163" office:value-type="string">
            <text:p>Sample data in 'Dialog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1];6;1)&gt;MID([.F10];6;1);[.C10];[.C10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5: View data in 'View' tab</text:p>
          </table:table-cell>
          <table:table-cell table:style-name="ce158" office:value-type="string">
            <text:p>Click View Tab</text:p>
          </table:table-cell>
          <table:table-cell table:style-name="ce163" office:value-type="string">
            <text:p>Sample data in 'View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2];6;1)&gt;MID([.F11];6;1);[.C11];[.C11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6: View data in 'CSS' tab</text:p>
          </table:table-cell>
          <table:table-cell table:style-name="ce158" office:value-type="string">
            <text:p>Click CSS tab</text:p>
          </table:table-cell>
          <table:table-cell table:style-name="ce163" office:value-type="string">
            <text:p>Sample data in 'CSS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3];6;1)&gt;MID([.F12];6;1);[.C12];[.C12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7: Complete add new template</text:p>
          </table:table-cell>
          <table:table-cell table:style-name="ce158" office:value-type="string">
            <text:p>Click Save button</text:p>
          </table:table-cell>
          <table:table-cell table:style-name="ce163" office:value-type="string">
            <text:p><text:s/>A new template is created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14];6;1)&gt;MID([.F13];6;1);[.C13];[.C13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Add new template when label field is b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5];6;1)&gt;MID([.F14];6;1);[.C14];[.C14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Add new template when label field is bank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ic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6];6;1)&gt;MID([.F15];6;1);[.C15];[.C15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Add new template when label field is bank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63" office:value-type="string">
            <text:p>Show message “ The field 'Label' is required.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17];6;1)&gt;MID([.F16];6;1);[.C16];[.C16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Add new template when do not select permission for this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7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8];6;1)&gt;MID([.F17];6;1);[.C17];[.C17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do not select permission for this template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ic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</table:table-row>
        <table:table-row table:style-name="ro39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9];6;1)&gt;MID([.F18];6;1);[.C18];[.C18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do not select permission for this template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63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20];6;1)&gt;MID([.F19];6;1);[.C19];[.C19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Edit label of existing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1];6;1)&gt;MID([.F20];6;1);[.C20];[.C20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Edit label of existing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2];6;1)&gt;MID([.F21];6;1);[.C21];[.C21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Edit label of existing template</text:p>
          </table:table-cell>
          <table:table-cell table:style-name="ce194" office:value-type="string">
            <text:p>Step 3: Edit label</text:p>
          </table:table-cell>
          <table:table-cell table:style-name="ce173" office:value-type="string">
            <text:p>Put new value for label</text:p>
          </table:table-cell>
          <table:table-cell table:style-name="ce173" office:value-type="string">
            <text:p>The label of template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23];6;1)&gt;MID([.F22];6;1);[.C22];[.C22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Edit existing dialog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4];6;1)&gt;MID([.F23];6;1);[.C23];[.C23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Edit existing dialog of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5];6;1)&gt;MID([.F24];6;1);[.C24];[.C24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Edit existing dialog of template</text:p>
          </table:table-cell>
          <table:table-cell table:style-name="ce194" office:value-type="string">
            <text:p>Step 3: Edit existing dialog of template</text:p>
          </table:table-cell>
          <table:table-cell table:style-name="ce17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Dialog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125" office:value-type="string">
            <text:p>FNC_ECMS_ADM_TEM_02</text:p>
          </table:table-cell>
          <table:table-cell table:style-name="ce132" table:formula="of:=IF(MID([.F26];6;1)&gt;MID([.F25];6;1);[.C25];[.C25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7];6;1)&gt;MID([.F26];6;1);[.C26];[.C26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8];6;1)&gt;MID([.F27];6;1);[.C27];[.C27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20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9];6;1)&gt;MID([.F28];6;1);[.C28];[.C28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6" office:value-type="string">
            <text:p>New dialog is created successfully 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0];6;1)&gt;MID([.F29];6;1);[.C29];[.C29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1];6;1)&gt;MID([.F30];6;1);[.C30];[.C30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2];6;1)&gt;MID([.F31];6;1);[.C31];[.C31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3];6;1)&gt;MID([.F32];6;1);[.C32];[.C32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6" office:value-type="string">
            <text:p>Show message “The field "Name" is required.“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4];6;1)&gt;MID([.F33];6;1);[.C33];[.C33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'Name' field contain special characters <text:s/>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5];6;1)&gt;MID([.F34];6;1);[.C34];[.C34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8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6];6;1)&gt;MID([.F35];6;1);[.C35];[.C35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7];6;1)&gt;MID([.F36];6;1);[.C36];[.C36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6" office:value-type="string">
            <text:p>Show message “The field name must not contain special characters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8];6;1)&gt;MID([.F37];6;1);[.C37];[.C37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name field of dialog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9];6;1)&gt;MID([.F38];6;1);[.C38];[.C38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0];6;1)&gt;MID([.F39];6;1);[.C39];[.C39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5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1];6;1)&gt;MID([.F40];6;1);[.C40];[.C40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6" office:value-type="string">
            <text:p>Show message “The [name of dialog] already exists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2];6;1)&gt;MID([.F41];6;1);[.C41];[.C41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3];6;1)&gt;MID([.F42];6;1);[.C42];[.C42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4];6;1)&gt;MID([.F43];6;1);[.C43];[.C43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5];6;1)&gt;MID([.F44];6;1);[.C44];[.C44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6];6;1)&gt;MID([.F45];6;1);[.C45];[.C45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Delete dialog 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7];6;1)&gt;MID([.F46];6;1);[.C46];[.C46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ialog 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8];6;1)&gt;MID([.F47];6;1);[.C47];[.C47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ialog </text:p>
          </table:table-cell>
          <table:table-cell table:style-name="ce166" office:value-type="string">
            <text:p>Step 3: Delete Dialog</text:p>
          </table:table-cell>
          <table:table-cell table:style-name="ce166" office:value-type="string">
            <text:p>- Select ' Dialog' tab</text:p>
            <text:p>- Click 'Delete' icon on a dialog you want to delete</text:p>
          </table:table-cell>
          <table:table-cell table:style-name="ce166" office:value-type="string">
            <text:p>Dialog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9];6;1)&gt;MID([.F48];6;1);[.C48];[.C48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Delete default dialo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50];6;1)&gt;MID([.F49];6;1);[.C49];[.C49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efault dialo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22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51];6;1)&gt;MID([.F50];6;1);[.C50];[.C50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efault dialog</text:p>
          </table:table-cell>
          <table:table-cell table:style-name="ce166" office:value-type="string">
            <text:p>Step 3: Delete Dialog</text:p>
          </table:table-cell>
          <table:table-cell table:style-name="ce166" office:value-type="string">
            <text:p>- Select ' Dialog' tab</text:p>
            <text:p>- Click 'Delete' icon</text:p>
          </table:table-cell>
          <table:table-cell table:style-name="ce166" office:value-type="string">
            <text:p>Show message “You cannot delete 'dialog1' because it is the default one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91" office:value-type="string">
            <text:p>FNC_ECMS_ADM_TEM_03</text:p>
          </table:table-cell>
          <table:table-cell table:style-name="ce132" table:formula="of:=IF(MID([.F52];6;1)&gt;MID([.F51];6;1);[.C51];[.C51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<text:s/>Edit Existing view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3];6;1)&gt;MID([.F52];6;1);[.C52];[.C52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<text:s/>Edit Existing view of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4];6;1)&gt;MID([.F53];6;1);[.C53];[.C53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<text:s/>Edit Existing view of template</text:p>
          </table:table-cell>
          <table:table-cell table:style-name="ce194" office:value-type="string">
            <text:p>Step 3: Edit existing view of template</text:p>
          </table:table-cell>
          <table:table-cell table:style-name="ce17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View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55];6;1)&gt;MID([.F54];6;1);[.C54];[.C54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6];6;1)&gt;MID([.F55];6;1);[.C55];[.C55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7];6;1)&gt;MID([.F56];6;1);[.C56];[.C56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 View' tab</text:p>
          </table:table-cell>
          <table:table-cell table:style-name="ce166" office:value-type="string">
            <text:p><text:s/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8];6;1)&gt;MID([.F57];6;1);[.C57];[.C57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59];6;1)&gt;MID([.F58];6;1);[.C58];[.C58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0];6;1)&gt;MID([.F59];6;1);[.C59];[.C59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1];6;1)&gt;MID([.F60];6;1);[.C60];[.C60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2];6;1)&gt;MID([.F61];6;1);[.C61];[.C61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6" office:value-type="string">
            <text:p>Show message “The field "Name" is required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63];6;1)&gt;MID([.F62];6;1);[.C62];[.C62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'Name' field contain special characters 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4];6;1)&gt;MID([.F63];6;1);[.C63];[.C63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5];6;1)&gt;MID([.F64];6;1);[.C64];[.C64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6];6;1)&gt;MID([.F65];6;1);[.C65];[.C65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6" office:value-type="string">
            <text:p>Show message “The field name must not contain special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67];6;1)&gt;MID([.F66];6;1);[.C66];[.C66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name field of view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8];6;1)&gt;MID([.F67];6;1);[.C67];[.C67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9];6;1)&gt;MID([.F68];6;1);[.C68];[.C68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0];6;1)&gt;MID([.F69];6;1);[.C69];[.C69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6" office:value-type="string">
            <text:p>Show message “The name [name of view]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1];6;1)&gt;MID([.F70];6;1);[.C70];[.C70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2];6;1)&gt;MID([.F71];6;1);[.C71];[.C71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3];6;1)&gt;MID([.F72];6;1);[.C72];[.C72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4];6;1)&gt;MID([.F73];6;1);[.C73];[.C73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5];6;1)&gt;MID([.F74];6;1);[.C74];[.C74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Delete view 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6];6;1)&gt;MID([.F75];6;1);[.C75];[.C75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view 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7];6;1)&gt;MID([.F76];6;1);[.C76];[.C76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view </text:p>
          </table:table-cell>
          <table:table-cell table:style-name="ce166" office:value-type="string">
            <text:p>Step 3: Delete View</text:p>
          </table:table-cell>
          <table:table-cell table:style-name="ce166" office:value-type="string">
            <text:p>- Select 'View' tab</text:p>
            <text:p>- Click 'Delete' icon on a view you want to delete</text:p>
          </table:table-cell>
          <table:table-cell table:style-name="ce166" office:value-type="string">
            <text:p>View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8];6;1)&gt;MID([.F77];6;1);[.C77];[.C77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Delete default view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9];6;1)&gt;MID([.F78];6;1);[.C78];[.C78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default view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80];6;1)&gt;MID([.F79];6;1);[.C79];[.C79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default view</text:p>
          </table:table-cell>
          <table:table-cell table:style-name="ce166" office:value-type="string">
            <text:p>Step 3: Delete View</text:p>
          </table:table-cell>
          <table:table-cell table:style-name="ce166" office:value-type="string">
            <text:p>- Select 'View' tab</text:p>
            <text:p>- Click 'Delete' icon</text:p>
          </table:table-cell>
          <table:table-cell table:style-name="ce166" office:value-type="string">
            <text:p>Show message “'view1' can not be deleted, it is the default one!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91" office:value-type="string">
            <text:p>FNC_ECMS_ADM_TEM_04</text:p>
          </table:table-cell>
          <table:table-cell table:style-name="ce132" table:formula="of:=IF(MID([.F81];6;1)&gt;MID([.F80];6;1);[.C80];[.C80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Edit Existing CSS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2];6;1)&gt;MID([.F81];6;1);[.C81];[.C81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Edit Existing CSS of template</text:p>
          </table:table-cell>
          <table:table-cell table:style-name="ce194" office:value-type="string">
            <text:p>Step 2: Open 'View &amp; Edit 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3];6;1)&gt;MID([.F82];6;1);[.C82];[.C82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Edit Existing CSS of template</text:p>
          </table:table-cell>
          <table:table-cell table:style-name="ce194" office:value-type="string">
            <text:p>Step 3: Edit existing CSS of template</text:p>
          </table:table-cell>
          <table:table-cell table:style-name="ce17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CSS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84];6;1)&gt;MID([.F83];6;1);[.C83];[.C83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5];6;1)&gt;MID([.F84];6;1);[.C84];[.C84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6];6;1)&gt;MID([.F85];6;1);[.C85];[.C85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 CSS' tab</text:p>
          </table:table-cell>
          <table:table-cell table:style-name="ce166" office:value-type="string">
            <text:p><text:s/>CSS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7];6;1)&gt;MID([.F86];6;1);[.C86];[.C86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6" office:value-type="string">
            <text:p>New CSS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88];6;1)&gt;MID([.F87];6;1);[.C87];[.C87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9];6;1)&gt;MID([.F88];6;1);[.C88];[.C88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0];6;1)&gt;MID([.F89];6;1);[.C89];[.C89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1];6;1)&gt;MID([.F90];6;1);[.C90];[.C90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6" office:value-type="string">
            <text:p>Show message “The field "Name" is required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92];6;1)&gt;MID([.F91];6;1);[.C91];[.C91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'Name' field contain special characters 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3];6;1)&gt;MID([.F92];6;1);[.C92];[.C92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4];6;1)&gt;MID([.F93];6;1);[.C93];[.C93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5];6;1)&gt;MID([.F94];6;1);[.C94];[.C94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6" office:value-type="string">
            <text:p>Show message “The field name must not contain special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96];6;1)&gt;MID([.F95];6;1);[.C95];[.C95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name field of CSS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7];6;1)&gt;MID([.F96];6;1);[.C96];[.C96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8];6;1)&gt;MID([.F97];6;1);[.C97];[.C97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 table:visibility="filter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9];6;1)&gt;MID([.F98];6;1);[.C98];[.C98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6" office:value-type="string">
            <text:p>Show message “The name [name of CSS]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0];6;1)&gt;MID([.F99];6;1);[.C99];[.C99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1];6;1)&gt;MID([.F100];6;1);[.C100];[.C100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2];6;1)&gt;MID([.F101];6;1);[.C101];[.C101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20" table:visibility="filter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3];6;1)&gt;MID([.F102];6;1);[.C102];[.C102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6" table:visibility="filter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4];6;1)&gt;MID([.F103];6;1);[.C103];[.C103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CS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 table:visibility="filter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5];6;1)&gt;MID([.F104];6;1);[.C104];[.C104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CSS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214"/>
        </table:table-row>
        <table:table-row table:style-name="ro14" table:visibility="filter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6];6;1)&gt;MID([.F105];6;1);[.C105];[.C105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CSS</text:p>
          </table:table-cell>
          <table:table-cell table:style-name="ce166" office:value-type="string">
            <text:p>Step 3: Delete CSS</text:p>
          </table:table-cell>
          <table:table-cell table:style-name="ce166" office:value-type="string">
            <text:p>- Select 'CSS' tab</text:p>
            <text:p>- Click 'Delete' icon on a CSS you want to delete</text:p>
          </table:table-cell>
          <table:table-cell table:style-name="ce166" office:value-type="string">
            <text:p>CSS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6" table:visibility="filter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7];6;1)&gt;MID([.F106];6;1);[.C106];[.C106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default CS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 table:visibility="filter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8];6;1)&gt;MID([.F107];6;1);[.C107];[.C107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default CSS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Template' pop-up 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214"/>
        </table:table-row>
        <table:table-row table:style-name="ro14" table:visibility="filter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9];6;1)&gt;MID([.F108];6;1);[.C108];[.C108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default CSS</text:p>
          </table:table-cell>
          <table:table-cell table:style-name="ce166" office:value-type="string">
            <text:p>Step 3: Delete CSS</text:p>
          </table:table-cell>
          <table:table-cell table:style-name="ce166" office:value-type="string">
            <text:p>- Select 'CSS' tab</text:p>
            <text:p>- Click 'Delete' icon</text:p>
          </table:table-cell>
          <table:table-cell table:style-name="ce166" office:value-type="string">
            <text:p>Default CSS <text:s/>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20" table:visibility="filter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7" office:value-type="string">
            <text:p>FNC_ECMS_ADM_TEM_01</text:p>
          </table:table-cell>
          <table:table-cell table:style-name="ce132" table:formula="of:=IF(MID([.F110];6;1)&gt;MID([.F109];6;1);[.C109];[.C109]+1)" office:value-type="float" office:value="29">
            <text:p>029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 table:visibility="filter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7" office:value-type="string">
            <text:p>FNC_ECMS_ADM_TEM_01</text:p>
          </table:table-cell>
          <table:table-cell table:style-name="ce132" table:formula="of:=IF(MID([.F111];6;1)&gt;MID([.F110];6;1);[.C110];[.C110]+1)" office:value-type="float" office:value="29">
            <text:p>029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Delete template</text:p>
          </table:table-cell>
          <table:table-cell table:style-name="ce166" office:value-type="string">
            <text:p>Step 2: Delete Template</text:p>
          </table:table-cell>
          <table:table-cell table:style-name="ce166" office:value-type="string">
            <text:p>Click 'Delete' icon on a template you want to delete</text:p>
          </table:table-cell>
          <table:table-cell table:style-name="ce166" office:value-type="string">
            <text:p>The selected template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24" table:number-rows-repeated="299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154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Manage_Metadata" table:style-name="ta1" table:print="false"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738];[.$K1])" office:value-type="float" office:value="0">
            <text:p>0</text:p>
          </table:table-cell>
          <table:table-cell table:style-name="ce164" table:formula="of:=COUNTIF([.M$7:.M$738];[.$K1])" office:value-type="float" office:value="0">
            <text:p>0</text:p>
          </table:table-cell>
          <table:table-cell table:style-name="ce164" table:formula="of:=COUNTIF([.N$7:.N$738];[.$K1])" office:value-type="float" office:value="0">
            <text:p>0</text:p>
          </table:table-cell>
          <table:table-cell table:style-name="ce164" table:formula="of:=COUNTIF([.O$7:.O$73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738];[.$K2])" office:value-type="float" office:value="0">
            <text:p>0</text:p>
          </table:table-cell>
          <table:table-cell table:style-name="ce164" table:formula="of:=COUNTIF([.M$7:.M$738];[.$K2])" office:value-type="float" office:value="0">
            <text:p>0</text:p>
          </table:table-cell>
          <table:table-cell table:style-name="ce164" table:formula="of:=COUNTIF([.N$7:.N$738];[.$K2])" office:value-type="float" office:value="0">
            <text:p>0</text:p>
          </table:table-cell>
          <table:table-cell table:style-name="ce164" table:formula="of:=COUNTIF([.O$7:.O$73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Metadata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738];[.$K3])" office:value-type="float" office:value="0">
            <text:p>0</text:p>
          </table:table-cell>
          <table:table-cell table:style-name="ce164" table:formula="of:=COUNTIF([.M$7:.M$738];[.$K3])" office:value-type="float" office:value="0">
            <text:p>0</text:p>
          </table:table-cell>
          <table:table-cell table:style-name="ce164" table:formula="of:=COUNTIF([.N$7:.N$738];[.$K3])" office:value-type="float" office:value="0">
            <text:p>0</text:p>
          </table:table-cell>
          <table:table-cell table:style-name="ce164" table:formula="of:=COUNTIF([.O$7:.O$73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738];[.$K4])" office:value-type="float" office:value="0">
            <text:p>0</text:p>
          </table:table-cell>
          <table:table-cell table:style-name="ce164" table:formula="of:=COUNTIF([.M$7:.M$738];[.$K4])" office:value-type="float" office:value="0">
            <text:p>0</text:p>
          </table:table-cell>
          <table:table-cell table:style-name="ce164" table:formula="of:=COUNTIF([.N$7:.N$738];[.$K4])" office:value-type="float" office:value="0">
            <text:p>0</text:p>
          </table:table-cell>
          <table:table-cell table:style-name="ce164" table:formula="of:=COUNTIF([.O$7:.O$73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738];[.$K5])" office:value-type="float" office:value="0">
            <text:p>0</text:p>
          </table:table-cell>
          <table:table-cell table:style-name="ce164" table:formula="of:=COUNTIF([.M$7:.M$738];[.$K5])" office:value-type="float" office:value="0">
            <text:p>0</text:p>
          </table:table-cell>
          <table:table-cell table:style-name="ce164" table:formula="of:=COUNTIF([.N$7:.N$738];[.$K5])" office:value-type="float" office:value="0">
            <text:p>0</text:p>
          </table:table-cell>
          <table:table-cell table:style-name="ce164" table:formula="of:=COUNTIF([.O$7:.O$73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126" office:value-type="string">
            <text:p>FNC_ECMS_ADM_MET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View</text:p>
          </table:table-cell>
          <table:table-cell table:style-name="ce183" office:value-type="string">
            <text:p>View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ME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ontent_Presentation\Manage Metadata\View</text:p>
          </table:table-cell>
          <table:table-cell table:style-name="ce184" office:value-type="string">
            <text:p>View Metadata</text:p>
          </table:table-cell>
          <table:table-cell table:style-name="ce166" office:value-type="string">
            <text:p>Step 2: <text:s/>View Metadata</text:p>
          </table:table-cell>
          <table:table-cell table:style-name="ce166" office:value-type="string">
            <text:p>Click ' View' icon on Metadata you want to view</text:p>
          </table:table-cell>
          <table:table-cell table:style-name="ce166" office:value-type="string">
            <text:p>'Metadata information' pop-up appears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126" office:value-type="string">
            <text:p>FNC_ECMS_ADM_MET_02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Edit</text:p>
          </table:table-cell>
          <table:table-cell table:style-name="ce183" office:value-type="string">
            <text:p>Edit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MET_02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9" office:value-type="string">
            <text:p>ECMS\Admin\Content_Presentation\Manage Metadata\Edit</text:p>
          </table:table-cell>
          <table:table-cell table:style-name="ce184" office:value-type="string">
            <text:p>Edit Metadata</text:p>
          </table:table-cell>
          <table:table-cell table:style-name="ce166" office:value-type="string">
            <text:p>Step 2: Open 'Edit Metadata's Template' pop-up</text:p>
          </table:table-cell>
          <table:table-cell table:style-name="ce166" office:value-type="string">
            <text:p>Click 'Edit' icon on a metadata you want to edit</text:p>
          </table:table-cell>
          <table:table-cell table:style-name="ce166" office:value-type="string">
            <text:p>' Edit Metadata's Template' pop-up appears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MET_02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9" office:value-type="string">
            <text:p>ECMS\Admin\Content_Presentation\Manage Metadata\Edit</text:p>
          </table:table-cell>
          <table:table-cell table:style-name="ce184" office:value-type="string">
            <text:p>Edit Metadata</text:p>
          </table:table-cell>
          <table:table-cell table:style-name="ce166" office:value-type="string">
            <text:p>Step 3: Edit Metadata</text:p>
          </table:table-cell>
          <table:table-cell table:style-name="ce16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6" office:value-type="string">
            <text:p>Metadata is edited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126" office:value-type="string">
            <text:p>FNC_ECMS_ADM_MET_03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Delete</text:p>
          </table:table-cell>
          <table:table-cell table:style-name="ce183" office:value-type="string">
            <text:p>Delete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MET_03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7" office:value-type="string">
            <text:p>ECMS\Admin\Content_Presentation\Manage Metadata\Delete</text:p>
          </table:table-cell>
          <table:table-cell table:style-name="ce184" office:value-type="string">
            <text:p>Delete metadata</text:p>
          </table:table-cell>
          <table:table-cell table:style-name="ce166" office:value-type="string">
            <text:p>Step 2: Delete metadata</text:p>
          </table:table-cell>
          <table:table-cell table:style-name="ce166" office:value-type="string">
            <text:p>- Click 'Delete' icon on a metadata you want to delete</text:p>
            <text:p>- Click OK on confirm message</text:p>
          </table:table-cell>
          <table:table-cell table:style-name="ce166" office:value-type="string">
            <text:p>The 'Delete' icon of metadata is disappeared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4" table:number-rows-repeated="278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273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Manage_Views" table:style-name="ta1" table:print="false"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43];[.$K1])" office:value-type="float" office:value="0">
            <text:p>0</text:p>
          </table:table-cell>
          <table:table-cell table:style-name="ce164" table:formula="of:=COUNTIF([.M$7:.M$843];[.$K1])" office:value-type="float" office:value="0">
            <text:p>0</text:p>
          </table:table-cell>
          <table:table-cell table:style-name="ce164" table:formula="of:=COUNTIF([.N$7:.N$843];[.$K1])" office:value-type="float" office:value="0">
            <text:p>0</text:p>
          </table:table-cell>
          <table:table-cell table:style-name="ce164" table:formula="of:=COUNTIF([.O$7:.O$843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43];[.$K2])" office:value-type="float" office:value="0">
            <text:p>0</text:p>
          </table:table-cell>
          <table:table-cell table:style-name="ce164" table:formula="of:=COUNTIF([.M$7:.M$843];[.$K2])" office:value-type="float" office:value="0">
            <text:p>0</text:p>
          </table:table-cell>
          <table:table-cell table:style-name="ce164" table:formula="of:=COUNTIF([.N$7:.N$843];[.$K2])" office:value-type="float" office:value="0">
            <text:p>0</text:p>
          </table:table-cell>
          <table:table-cell table:style-name="ce164" table:formula="of:=COUNTIF([.O$7:.O$843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View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43];[.$K3])" office:value-type="float" office:value="0">
            <text:p>0</text:p>
          </table:table-cell>
          <table:table-cell table:style-name="ce164" table:formula="of:=COUNTIF([.M$7:.M$843];[.$K3])" office:value-type="float" office:value="0">
            <text:p>0</text:p>
          </table:table-cell>
          <table:table-cell table:style-name="ce164" table:formula="of:=COUNTIF([.N$7:.N$843];[.$K3])" office:value-type="float" office:value="0">
            <text:p>0</text:p>
          </table:table-cell>
          <table:table-cell table:style-name="ce164" table:formula="of:=COUNTIF([.O$7:.O$843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43];[.$K4])" office:value-type="float" office:value="0">
            <text:p>0</text:p>
          </table:table-cell>
          <table:table-cell table:style-name="ce164" table:formula="of:=COUNTIF([.M$7:.M$843];[.$K4])" office:value-type="float" office:value="0">
            <text:p>0</text:p>
          </table:table-cell>
          <table:table-cell table:style-name="ce164" table:formula="of:=COUNTIF([.N$7:.N$843];[.$K4])" office:value-type="float" office:value="0">
            <text:p>0</text:p>
          </table:table-cell>
          <table:table-cell table:style-name="ce164" table:formula="of:=COUNTIF([.O$7:.O$843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43];[.$K5])" office:value-type="float" office:value="0">
            <text:p>0</text:p>
          </table:table-cell>
          <table:table-cell table:style-name="ce164" table:formula="of:=COUNTIF([.M$7:.M$843];[.$K5])" office:value-type="float" office:value="0">
            <text:p>0</text:p>
          </table:table-cell>
          <table:table-cell table:style-name="ce164" table:formula="of:=COUNTIF([.N$7:.N$843];[.$K5])" office:value-type="float" office:value="0">
            <text:p>0</text:p>
          </table:table-cell>
          <table:table-cell table:style-name="ce164" table:formula="of:=COUNTIF([.O$7:.O$843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125" office:value-type="string">
            <text:p>FNC_ECMS_ADM_VIE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View\Views</text:p>
          </table:table-cell>
          <table:table-cell table:style-name="ce183" office:value-type="string">
            <text:p>Add new view when put <text:s/>valid data in all required fields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s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</text:p>
            <text:p>- Select properties for this tab</text:p>
            <text:p>- Click Save button</text:p>
          </table:table-cell>
          <table:table-cell table:style-name="ce166" office:value-type="string">
            <text:p>New tab is created successfully. Tab is displayed in 'Tab' of 'View Form'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5: Complete add new view</text:p>
          </table:table-cell>
          <table:table-cell table:style-name="ce166" office:value-type="string">
            <text:p>- Select 'View Form' again</text:p>
            <text:p>- Click Save button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of 'View Form' tab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is blank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is blank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Do not put name for new view</text:p>
            <text:p>- Click Save button</text:p>
          </table:table-cell>
          <table:table-cell table:style-name="ce166" office:value-type="string">
            <text:p>Show message “The field "Name" is required.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of 'View form' tab contain some special characters: %$^&amp;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6];6;1)&gt;MID([.F15];6;1);&quot;&quot;;MAX([.A$7:.A1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contain some special characters: %$^&amp;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contain some special characters: %$^&amp;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some special characters in 'Name' field</text:p>
            <text:p>- Click Save button</text:p>
          </table:table-cell>
          <table:table-cell table:style-name="ce166" office:value-type="string">
            <text:p>Show message “The view name contains some invalid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has the same name with existing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9];6;1)&gt;MID([.F18];6;1);&quot;&quot;;MAX([.A$7:.A1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has the same name with existing view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has the same name with existing view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 has the same name with existing view</text:p>
            <text:p>- Click Save button</text:p>
          </table:table-cell>
          <table:table-cell table:style-name="ce166" office:value-type="string">
            <text:p>Show message “The view name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select permission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2];6;1)&gt;MID([.F21];6;1);&quot;&quot;;MAX([.A$7:.A2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select permission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select permission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add tab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add tab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6];6;1)&gt;MID([.F25];6;1);&quot;&quot;;MAX([.A$7:.A2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add tab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6" office:value-type="string">
            <text:p>Show message “Please add a tab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put data in 'Name' <text:s/>of ' Tab Form' 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8];6;1)&gt;MID([.F27];6;1);&quot;&quot;;MAX([.A$7:.A2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4: Put value in ' Tab Form' <text:s/></text:p>
          </table:table-cell>
          <table:table-cell table:style-name="ce166" office:value-type="string">
            <text:p>- <text:s/>Do not input data into 'Name ' field - Click ''Save'' button</text:p>
          </table:table-cell>
          <table:table-cell table:style-name="ce166" office:value-type="string">
            <text:p>Show message “The tab name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put some special characters in 'Name' field of 'Tab Form'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2];6;1)&gt;MID([.F31];6;1);&quot;&quot;;MAX([.A$7:.A3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33];6;1)&gt;MID([.F32];6;1);&quot;&quot;;MAX([.A$7:.A3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4: Put value in ' Tab Form' <text:s/></text:p>
          </table:table-cell>
          <table:table-cell table:style-name="ce166" office:value-type="string">
            <text:p>- <text:s/>Put some special characters into 'Name ' field</text:p>
            <text:p><text:s/>- Click ''Save'' button</text:p>
          </table:table-cell>
          <table:table-cell table:style-name="ce166" office:value-type="string">
            <text:p>Show message “The tab name contains some invalid character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tab when the name of this tab has the same name with existing tab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6];6;1)&gt;MID([.F35];6;1);&quot;&quot;;MAX([.A$7:.A3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8];6;1)&gt;MID([.F37];6;1);&quot;&quot;;MAX([.A$7:.A3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6" office:value-type="string">
            <text:p>New tab replaces old tab.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Tab when do not select any property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41];6;1)&gt;MID([.F40];6;1);&quot;&quot;;MAX([.A$7:.A40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 </text:p>
            <text:p>- Do not select properties for this tab</text:p>
            <text:p>- Click Save button</text:p>
          </table:table-cell>
          <table:table-cell table:style-name="ce166" office:value-type="string">
            <text:p>Show message “Please select at least one function in the list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Check the displaying of view after apply for driv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2: Add new view</text:p>
          </table:table-cell>
          <table:table-cell table:style-name="ce166" office:value-type="string">
            <text:p>Add new view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3: Apply view for drive</text:p>
          </table:table-cell>
          <table:table-cell table:style-name="ce166" office:value-type="string">
            <text:p>- Select 1 drive</text:p>
            <text:p>- Apply new view for this drive</text:p>
          </table:table-cell>
          <table:table-cell table:style-name="ce166" office:value-type="string">
            <text:p>New view is applied for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6];6;1)&gt;MID([.F45];6;1);&quot;&quot;;MAX([.A$7:.A4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4: Check the displaying of view</text:p>
          </table:table-cell>
          <table:table-cell table:style-name="ce166" office:value-type="string">
            <text:p>- Go to Sites Explorer</text:p>
            <text:p>- Select drive that applied new view</text:p>
          </table:table-cell>
          <table:table-cell table:style-name="ce166" office:value-type="string">
            <text:p>In 'Select view', you can see the new view that applied for this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Check the displaying of view after apply for drive when user does not have permission with this driv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8];6;1)&gt;MID([.F47];6;1);&quot;&quot;;MAX([.A$7:.A4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2: Add new view</text:p>
          </table:table-cell>
          <table:table-cell table:style-name="ce166" office:value-type="string">
            <text:p>Add new view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3: Apply view for drive</text:p>
          </table:table-cell>
          <table:table-cell table:style-name="ce166" office:value-type="string">
            <text:p>- Select 1 drive</text:p>
            <text:p>- Apply new view for this drive</text:p>
          </table:table-cell>
          <table:table-cell table:style-name="ce166" office:value-type="string">
            <text:p>New view is applied for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4: Check the displaying of view</text:p>
          </table:table-cell>
          <table:table-cell table:style-name="ce16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6" office:value-type="string">
            <text:p>In 'Select view', you can not see the new view that applied for this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Preview a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2];6;1)&gt;MID([.F51];6;1);&quot;&quot;;MAX([.A$7:.A5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Preview a view</text:p>
          </table:table-cell>
          <table:table-cell table:style-name="ce166" office:value-type="string">
            <text:p>Step 2: Preview a view</text:p>
          </table:table-cell>
          <table:table-cell table:style-name="ce166" office:value-type="string">
            <text:p>Click 'View' icon on a view you want</text:p>
          </table:table-cell>
          <table:table-cell table:style-name="ce166" office:value-type="string">
            <text:p><text:s/>'View' pop-up appears. You can see properties of this view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Edit a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4];6;1)&gt;MID([.F53];6;1);&quot;&quot;;MAX([.A$7:.A5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Edit a View</text:p>
          </table:table-cell>
          <table:table-cell table:style-name="ce166" office:value-type="string">
            <text:p>Step 2: <text:s/>Open 'Edit View'</text:p>
          </table:table-cell>
          <table:table-cell table:style-name="ce166" office:value-type="string">
            <text:p>Click 'Edit' icon on a view you want to edit</text:p>
          </table:table-cell>
          <table:table-cell table:style-name="ce166" office:value-type="string">
            <text:p><text:s/>'Edit View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5];6;1)&gt;MID([.F54];6;1);&quot;&quot;;MAX([.A$7:.A5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Edit a View</text:p>
          </table:table-cell>
          <table:table-cell table:style-name="ce166" office:value-type="string">
            <text:p>Step 3: Edit view</text:p>
          </table:table-cell>
          <table:table-cell table:style-name="ce166" office:value-type="string">
            <text:p>Edit the properties of view </text:p>
          </table:table-cell>
          <table:table-cell table:style-name="ce166" office:value-type="string">
            <text:p>View is changed successfully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Delete a view when it has not been using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57];6;1)&gt;MID([.F56];6;1);&quot;&quot;;MAX([.A$7:.A5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Delete a view when it has not been using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View is deleted</text:p>
          </table:table-cell>
          <table:table-cell table:style-name="ce163" office:value-type="string">
            <text:p>High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Delete an using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59];6;1)&gt;MID([.F58];6;1);&quot;&quot;;MAX([.A$7:.A5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Delete an using view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Show message “Cannot delete [name of view]. It is currently in use.“</text:p>
          </table:table-cell>
          <table:table-cell table:style-name="ce163" office:value-type="string">
            <text:p>High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125" office:value-type="string">
            <text:p>FNC_ECMS_ADM_VIE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put valid data into all required fields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put valid data into all required fields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2];6;1)&gt;MID([.F61];6;1);&quot;&quot;;MAX([.A$7:.A61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put valid data into all required fields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6" office:value-type="string">
            <text:p>New ECM template is created successfully.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content field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4];6;1)&gt;MID([.F63];6;1);&quot;&quot;;MAX([.A$7:.A6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content field is blank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5];6;1)&gt;MID([.F64];6;1);&quot;&quot;;MAX([.A$7:.A64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content field is blank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6" office:value-type="string">
            <text:p>Show message “The field "Content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name field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7];6;1)&gt;MID([.F66];6;1);&quot;&quot;;MAX([.A$7:.A66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is blank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is blank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6" office:value-type="string">
            <text:p>Show message “The field "Name" is required.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name field contain some special characters : $%^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0];6;1)&gt;MID([.F69];6;1);&quot;&quot;;MAX([.A$7:.A69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contain some special characters : $%^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1];6;1)&gt;MID([.F70];6;1);&quot;&quot;;MAX([.A$7:.A7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contain some special characters : $%^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6" office:value-type="string">
            <text:p>Show message “The field 'Name' has some invalid characters. Please type another value!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has the same name with existing</text:p>
            <text:p><text:s/>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73];6;1)&gt;MID([.F72];6;1);&quot;&quot;;MAX([.A$7:.A72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has the same name with existing</text:p>
            <text:p><text:s/>ECM template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74];6;1)&gt;MID([.F73];6;1);&quot;&quot;;MAX([.A$7:.A7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has the same name with existing</text:p>
            <text:p><text:s/>ECM template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6" office:value-type="string">
            <text:p>Show message “The template [the name of new ECM Template]already exists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Check the displaying of ECM template 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6];6;1)&gt;MID([.F75];6;1);&quot;&quot;;MAX([.A$7:.A75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2: Add new ECM template</text:p>
          </table:table-cell>
          <table:table-cell table:style-name="ce166" office:value-type="string">
            <text:p>Add new ECM template</text:p>
          </table:table-cell>
          <table:table-cell table:style-name="ce166" office:value-type="string">
            <text:p>New ECM template is created successfully.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7];6;1)&gt;MID([.F76];6;1);&quot;&quot;;MAX([.A$7:.A76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3: Apply new template for <text:s/>a view</text:p>
          </table:table-cell>
          <table:table-cell table:style-name="ce166" office:value-type="string">
            <text:p>Apply new template for <text:s/>a view</text:p>
          </table:table-cell>
          <table:table-cell table:style-name="ce166" office:value-type="string">
            <text:p>New template is applied for view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78];6;1)&gt;MID([.F77];6;1);&quot;&quot;;MAX([.A$7:.A77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4: Check the displaying of new template</text:p>
          </table:table-cell>
          <table:table-cell table:style-name="ce166" office:value-type="string">
            <text:p>- Go to Sites Explorer</text:p>
            <text:p>- Select drive has view that applied new template</text:p>
          </table:table-cell>
          <table:table-cell table:style-name="ce166" office:value-type="string">
            <text:p>You can see new template at the top-left of Sites Explorer portlet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Check version for 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0];6;1)&gt;MID([.F79];6;1);&quot;&quot;;MAX([.A$7:.A79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version for ECM template</text:p>
          </table:table-cell>
          <table:table-cell table:style-name="ce166" office:value-type="string">
            <text:p>Step 2: Open 'Edit ECM template' pop-up</text:p>
          </table:table-cell>
          <table:table-cell table:style-name="ce166" office:value-type="string">
            <text:p>Click 'Edit' icon on a template you want to edit</text:p>
          </table:table-cell>
          <table:table-cell table:style-name="ce166" office:value-type="string">
            <text:p><text:s/>'Edit ECM template' pop-up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version for ECM template</text:p>
          </table:table-cell>
          <table:table-cell table:style-name="ce166" office:value-type="string">
            <text:p>Step 3: Edit template</text:p>
          </table:table-cell>
          <table:table-cell table:style-name="ce166" office:value-type="string">
            <text:p>- Edit the content of template</text:p>
            <text:p>- Check on 'Enable version'</text:p>
          </table:table-cell>
          <table:table-cell table:style-name="ce166" office:value-type="string">
            <text:p>The number version is displaying in 'Base version' column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Test Restore Version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83];6;1)&gt;MID([.F82];6;1);&quot;&quot;;MAX([.A$7:.A82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Test Restore Version</text:p>
          </table:table-cell>
          <table:table-cell table:style-name="ce166" office:value-type="string">
            <text:p>Step 2: Edit template</text:p>
          </table:table-cell>
          <table:table-cell table:style-name="ce166" office:value-type="string">
            <text:p>- Click 'Edit' icon on a template you want to edit</text:p>
            <text:p>- Create at least 2 versions for this template</text:p>
          </table:table-cell>
          <table:table-cell table:style-name="ce166" office:value-type="string">
            <text:p>The number version is displaying in 'Base version' column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84];6;1)&gt;MID([.F83];6;1);&quot;&quot;;MAX([.A$7:.A8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Test Restore Version</text:p>
          </table:table-cell>
          <table:table-cell table:style-name="ce166" office:value-type="string">
            <text:p>Step 3: Restore version</text:p>
          </table:table-cell>
          <table:table-cell table:style-name="ce166" office:value-type="string">
            <text:p>- Select version of template you want to restore in ' Edit ECM Template' pop-up</text:p>
            <text:p>- Click 'Restore' version</text:p>
          </table:table-cell>
          <table:table-cell table:style-name="ce166" office:value-type="string">
            <text:p>The number of restore version is displaying in 'Base version' column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Delete 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86];6;1)&gt;MID([.F85];6;1);&quot;&quot;;MAX([.A$7:.A85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Delete ECM Template</text:p>
          </table:table-cell>
          <table:table-cell table:style-name="ce166" office:value-type="string">
            <text:p>Step 2: Delete Template</text:p>
          </table:table-cell>
          <table:table-cell table:style-name="ce16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6" office:value-type="string">
            <text:p>Template is dele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4" table:number-rows-repeated="310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168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07];[.$K1])" office:value-type="float" office:value="0">
            <text:p>0</text:p>
          </table:table-cell>
          <table:table-cell table:style-name="ce164" table:formula="of:=COUNTIF([.M$7:.M$807];[.$K1])" office:value-type="float" office:value="0">
            <text:p>0</text:p>
          </table:table-cell>
          <table:table-cell table:style-name="ce164" table:formula="of:=COUNTIF([.N$7:.N$807];[.$K1])" office:value-type="float" office:value="0">
            <text:p>0</text:p>
          </table:table-cell>
          <table:table-cell table:style-name="ce164" table:formula="of:=COUNTIF([.O$7:.O$807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07];[.$K2])" office:value-type="float" office:value="0">
            <text:p>0</text:p>
          </table:table-cell>
          <table:table-cell table:style-name="ce164" table:formula="of:=COUNTIF([.M$7:.M$807];[.$K2])" office:value-type="float" office:value="0">
            <text:p>0</text:p>
          </table:table-cell>
          <table:table-cell table:style-name="ce164" table:formula="of:=COUNTIF([.N$7:.N$807];[.$K2])" office:value-type="float" office:value="0">
            <text:p>0</text:p>
          </table:table-cell>
          <table:table-cell table:style-name="ce164" table:formula="of:=COUNTIF([.O$7:.O$807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Driv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07];[.$K3])" office:value-type="float" office:value="0">
            <text:p>0</text:p>
          </table:table-cell>
          <table:table-cell table:style-name="ce164" table:formula="of:=COUNTIF([.M$7:.M$807];[.$K3])" office:value-type="float" office:value="0">
            <text:p>0</text:p>
          </table:table-cell>
          <table:table-cell table:style-name="ce164" table:formula="of:=COUNTIF([.N$7:.N$807];[.$K3])" office:value-type="float" office:value="0">
            <text:p>0</text:p>
          </table:table-cell>
          <table:table-cell table:style-name="ce164" table:formula="of:=COUNTIF([.O$7:.O$807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793])" office:value-type="float" office:value="12" table:number-columns-spanned="3" table:number-rows-spanned="1">
            <text:p>12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07];[.$K4])" office:value-type="float" office:value="0">
            <text:p>0</text:p>
          </table:table-cell>
          <table:table-cell table:style-name="ce164" table:formula="of:=COUNTIF([.M$7:.M$807];[.$K4])" office:value-type="float" office:value="0">
            <text:p>0</text:p>
          </table:table-cell>
          <table:table-cell table:style-name="ce164" table:formula="of:=COUNTIF([.N$7:.N$807];[.$K4])" office:value-type="float" office:value="0">
            <text:p>0</text:p>
          </table:table-cell>
          <table:table-cell table:style-name="ce164" table:formula="of:=COUNTIF([.O$7:.O$807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07];[.$K5])" office:value-type="float" office:value="0">
            <text:p>0</text:p>
          </table:table-cell>
          <table:table-cell table:style-name="ce164" table:formula="of:=COUNTIF([.M$7:.M$807];[.$K5])" office:value-type="float" office:value="0">
            <text:p>0</text:p>
          </table:table-cell>
          <table:table-cell table:style-name="ce164" table:formula="of:=COUNTIF([.N$7:.N$807];[.$K5])" office:value-type="float" office:value="0">
            <text:p>0</text:p>
          </table:table-cell>
          <table:table-cell table:style-name="ce164" table:formula="of:=COUNTIF([.O$7:.O$807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125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 form appears, list all existing drive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[Add Drive]</text:p>
          </table:table-cell>
          <table:table-cell table:style-name="ce203" office:value-type="string">
            <text:p><text:s/>'Add Drive' form appears. There are 2 tabs: Drive and <text:s/>Apply View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3: Select workspace for new drive</text:p>
          </table:table-cell>
          <table:table-cell table:style-name="ce203" office:value-type="string">
            <text:p>- Select one workspace from existing workplaces list</text:p>
          </table:table-cell>
          <table:table-cell table:style-name="ce203" office:value-type="string">
            <text:p>Workspace is selec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4: Show form to select path for new drive</text:p>
          </table:table-cell>
          <table:table-cell table:style-name="ce203" office:value-type="string">
            <text:p>Click 'Home Path' icon </text:p>
          </table:table-cell>
          <table:table-cell table:style-name="ce203" office:value-type="string">
            <text:p>Select home path form appears, list all existing nodes in selected workspace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5: Select path to be root path of new drive</text:p>
          </table:table-cell>
          <table:table-cell table:style-name="ce203" office:value-type="string">
            <text:p>- Select a node from list above</text:p>
          </table:table-cell>
          <table:table-cell table:style-name="ce203" office:value-type="string">
            <text:p>Path of selected node will be displayed in 'Home path'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6: Set permission on new drive</text:p>
          </table:table-cell>
          <table:table-cell table:style-name="ce203" office:value-type="string">
            <text:p>- Click 'Add Permission' icon then select group with a specific membership type</text:p>
          </table:table-cell>
          <table:table-cell table:style-name="ce203" office:value-type="string">
            <text:p>Selected group &amp; membership type will be displayed in Permission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6: Select Allow Folder Creation</text:p>
          </table:table-cell>
          <table:table-cell table:style-name="ce203" office:value-type="string">
            <text:p>Choose one type of folder</text:p>
          </table:table-cell>
          <table:table-cell table:style-name="ce203" office:value-type="string">
            <text:p>Type of folder is selec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7: Choose applied view</text:p>
          </table:table-cell>
          <table:table-cell table:style-name="ce203" office:value-type="string">
            <text:p>- Select 'Apply views' tab</text:p>
            <text:p>- Check View(s) you want to use in this drive</text:p>
          </table:table-cell>
          <table:table-cell table:style-name="ce203" office:value-type="string">
            <text:p>View option(s) is check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8: Complete add new drive</text:p>
          </table:table-cell>
          <table:table-cell table:style-name="ce203" office:value-type="string">
            <text:p>- Input drive Name</text:p>
            <text:p>- Choose others properties</text:p>
            <text:p>- Click [Save]</text:p>
          </table:table-cell>
          <table:table-cell table:style-name="ce203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'Name' field is blank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is blank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18];6;1)&gt;MID([.F17];6;1);&quot;&quot;;MAX([.A$7:.A17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is blank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203" office:value-type="string">
            <text:p>Show message “The field "Name" is required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203" office:value-type="string">
            <text:p>Show message “The field 'Name' has some invalid characters. Please type another value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new drive has the same name with existing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4];6;1)&gt;MID([.F23];6;1);&quot;&quot;;MAX([.A$7:.A23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203" office:value-type="string">
            <text:p>Fields in 'Drive' form are inputted data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4: Put data in 'Apply Views' form</text:p>
          </table:table-cell>
          <table:table-cell table:style-name="ce203" office:value-type="string">
            <text:p>- Select views you want to apply for new drive</text:p>
            <text:p>- Click Save button</text:p>
          </table:table-cell>
          <table:table-cell table:style-name="ce203" office:value-type="string">
            <text:p>Show message “The drive already exists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<text:s/>when do not select any apply view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<text:s/>when do not select any apply view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8];6;1)&gt;MID([.F27];6;1);&quot;&quot;;MAX([.A$7:.A27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<text:s/>when do not select any apply view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203" office:value-type="string">
            <text:p>Show message “Please select one view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don't select permission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1];6;1)&gt;MID([.F30];6;1);&quot;&quot;;MAX([.A$7:.A30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203" office:value-type="string">
            <text:p>Fields in 'Drive' form are inputted data except permission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2];6;1)&gt;MID([.F31];6;1);&quot;&quot;;MAX([.A$7:.A31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4: Put data in 'Apply Views' form</text:p>
          </table:table-cell>
          <table:table-cell table:style-name="ce203" office:value-type="string">
            <text:p>- Select views you want to apply for new drive</text:p>
            <text:p>- Click Save button</text:p>
          </table:table-cell>
          <table:table-cell table:style-name="ce203" office:value-type="string">
            <text:p>Show message “The field "Permissions" is required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8" office:value-type="string">
            <text:p>Edit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Edit drive</text:p>
          </table:table-cell>
          <table:table-cell table:style-name="ce203" office:value-type="string">
            <text:p>Step 2: <text:s/>Open 'Edit Drive'</text:p>
          </table:table-cell>
          <table:table-cell table:style-name="ce203" office:value-type="string">
            <text:p>Click ' Edit' icon on a drive you want to edit</text:p>
          </table:table-cell>
          <table:table-cell table:style-name="ce203" office:value-type="string">
            <text:p><text:s/>'Edit Drive' form appear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Edit drive</text:p>
          </table:table-cell>
          <table:table-cell table:style-name="ce203" office:value-type="string">
            <text:p>Step 3: Edit drive</text:p>
          </table:table-cell>
          <table:table-cell table:style-name="ce203" office:value-type="string">
            <text:p>Edit the properties of drive you want <text:s/>except name of drive</text:p>
          </table:table-cell>
          <table:table-cell table:style-name="ce203" office:value-type="string">
            <text:p>Drive is edi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Delete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Delete drive</text:p>
          </table:table-cell>
          <table:table-cell table:style-name="ce203" office:value-type="string">
            <text:p>Step 2: Delete drive</text:p>
          </table:table-cell>
          <table:table-cell table:style-name="ce203" office:value-type="string">
            <text:p>- Click 'Delete' icon on a drive you want to delete</text:p>
            <text:p>- Click OK on confirm message form</text:p>
          </table:table-cell>
          <table:table-cell table:style-name="ce203" office:value-type="string">
            <text:p>Drive is deleted from drives list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125" office:value-type="string">
            <text:p>FNC_ECMS_ADM_DRI_02</text:p>
          </table:table-cell>
          <table:table-cell table:style-name="ce132" office:value-type="float" office:value="1">
            <text:p>001</text:p>
          </table:table-cell>
          <table:table-cell table:style-name="ce191" office:value-type="string">
            <text:p>ECMS\Admin\Content_Presentation\Manage Drives\Display</text:p>
          </table:table-cell>
          <table:table-cell table:style-name="ce183" office:value-type="string">
            <text:p>Check the displaying of drive after create <text:s/>by user has access right </text:p>
          </table:table-cell>
          <table:table-cell table:style-name="ce158" office:value-type="string">
            <text:p>Step 1: Open Manage Drive form</text:p>
          </table:table-cell>
          <table:table-cell table:style-name="ce15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2: Open 'Add drive' pop-up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6" office:value-type="string">
            <text:p>Fields in 'Drive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New drive is crea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5: Select new drive</text:p>
          </table:table-cell>
          <table:table-cell table:style-name="ce16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6" office:value-type="string">
            <text:p>All Function of this drive are listed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91" office:value-type="string">
            <text:p>ECMS\Admin\Content_Presentation\Manage Drives\Display</text:p>
          </table:table-cell>
          <table:table-cell table:style-name="ce183" office:value-type="string">
            <text:p>Check the displaying of drive after create by user does not have access right with this drive</text:p>
          </table:table-cell>
          <table:table-cell table:style-name="ce158" office:value-type="string">
            <text:p>Step 1: Open Manage Drive form</text:p>
          </table:table-cell>
          <table:table-cell table:style-name="ce15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2: Open 'Add drive' pop-up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6" office:value-type="string">
            <text:p>Fields in 'Drive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6];6;1)&gt;MID([.F45];6;1);&quot;&quot;;MAX([.A$7:.A45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New drive is crea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47];6;1)&gt;MID([.F46];6;1);&quot;&quot;;MAX([.A$7:.A46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5: Select new drive</text:p>
          </table:table-cell>
          <table:table-cell table:style-name="ce16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6" office:value-type="string">
            <text:p>User can not see this drive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0" office:value-type="string">
            <text:p>Check the displaying of drive after being deleted it 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1" office:value-type="string">
            <text:p>Check the displaying of drive after being deleted it </text:p>
          </table:table-cell>
          <table:table-cell table:style-name="ce204" office:value-type="string">
            <text:p>Step 2: Delete drive</text:p>
          </table:table-cell>
          <table:table-cell table:style-name="ce204" office:value-type="string">
            <text:p>- Click 'Delete' icon on a drive you want to delete</text:p>
            <text:p>- Click OK on confirm message form</text:p>
          </table:table-cell>
          <table:table-cell table:style-name="ce204" office:value-type="string">
            <text:p>Drive is deleted</text:p>
          </table:table-cell>
          <table:table-cell table:style-name="ce163" office:value-type="string">
            <text:p>High</text:p>
          </table:table-cell>
          <table:table-cell table:style-name="ce204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1" office:value-type="string">
            <text:p>Check the displaying of drive after being deleted it </text:p>
          </table:table-cell>
          <table:table-cell table:style-name="ce168" office:value-type="string">
            <text:p>Step 3: view drive on Sites Explorer</text:p>
          </table:table-cell>
          <table:table-cell table:style-name="ce168" office:value-type="string">
            <text:p>- Go to Sites Explorer</text:p>
            <text:p>- Select repository which you has selected at step 1</text:p>
          </table:table-cell>
          <table:table-cell table:style-name="ce168" office:value-type="string">
            <text:p>User can not see the drive which you deleted at step 2</text:p>
          </table:table-cell>
          <table:table-cell table:style-name="ce163" office:value-type="string">
            <text:p>High</text:p>
          </table:table-cell>
          <table:table-cell table:style-name="ce168"/>
          <table:table-cell table:number-columns-repeated="10"/>
          <table:table-cell table:style-name="ce119" table:number-columns-repeated="204"/>
        </table:table-row>
        <table:table-row table:style-name="ro24" table:number-rows-repeated="310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204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Namespace_Registry" table:style-name="ta1" table:print="false"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79];[.$K1])" office:value-type="float" office:value="0">
            <text:p>0</text:p>
          </table:table-cell>
          <table:table-cell table:style-name="ce164" table:formula="of:=COUNTIF([.M$7:.M$879];[.$K1])" office:value-type="float" office:value="0">
            <text:p>0</text:p>
          </table:table-cell>
          <table:table-cell table:style-name="ce164" table:formula="of:=COUNTIF([.N$7:.N$879];[.$K1])" office:value-type="float" office:value="0">
            <text:p>0</text:p>
          </table:table-cell>
          <table:table-cell table:style-name="ce164" table:formula="of:=COUNTIF([.O$7:.O$879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79];[.$K2])" office:value-type="float" office:value="0">
            <text:p>0</text:p>
          </table:table-cell>
          <table:table-cell table:style-name="ce164" table:formula="of:=COUNTIF([.M$7:.M$879];[.$K2])" office:value-type="float" office:value="0">
            <text:p>0</text:p>
          </table:table-cell>
          <table:table-cell table:style-name="ce164" table:formula="of:=COUNTIF([.N$7:.N$879];[.$K2])" office:value-type="float" office:value="0">
            <text:p>0</text:p>
          </table:table-cell>
          <table:table-cell table:style-name="ce164" table:formula="of:=COUNTIF([.O$7:.O$879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Namespace Registry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79];[.$K3])" office:value-type="float" office:value="0">
            <text:p>0</text:p>
          </table:table-cell>
          <table:table-cell table:style-name="ce164" table:formula="of:=COUNTIF([.M$7:.M$879];[.$K3])" office:value-type="float" office:value="0">
            <text:p>0</text:p>
          </table:table-cell>
          <table:table-cell table:style-name="ce164" table:formula="of:=COUNTIF([.N$7:.N$879];[.$K3])" office:value-type="float" office:value="0">
            <text:p>0</text:p>
          </table:table-cell>
          <table:table-cell table:style-name="ce164" table:formula="of:=COUNTIF([.O$7:.O$879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79];[.$K4])" office:value-type="float" office:value="0">
            <text:p>0</text:p>
          </table:table-cell>
          <table:table-cell table:style-name="ce164" table:formula="of:=COUNTIF([.M$7:.M$879];[.$K4])" office:value-type="float" office:value="0">
            <text:p>0</text:p>
          </table:table-cell>
          <table:table-cell table:style-name="ce164" table:formula="of:=COUNTIF([.N$7:.N$879];[.$K4])" office:value-type="float" office:value="0">
            <text:p>0</text:p>
          </table:table-cell>
          <table:table-cell table:style-name="ce164" table:formula="of:=COUNTIF([.O$7:.O$879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35" table:number-columns-repeated="6"/>
          <table:table-cell table:style-name="ce165"/>
          <table:table-cell office:value-type="string">
            <text:p>N/A</text:p>
          </table:table-cell>
          <table:table-cell table:style-name="ce164" table:formula="of:=COUNTIF([.L$7:.L$879];[.$K5])" office:value-type="float" office:value="0">
            <text:p>0</text:p>
          </table:table-cell>
          <table:table-cell table:style-name="ce164" table:formula="of:=COUNTIF([.M$7:.M$879];[.$K5])" office:value-type="float" office:value="0">
            <text:p>0</text:p>
          </table:table-cell>
          <table:table-cell table:style-name="ce164" table:formula="of:=COUNTIF([.N$7:.N$879];[.$K5])" office:value-type="float" office:value="0">
            <text:p>0</text:p>
          </table:table-cell>
          <table:table-cell table:style-name="ce164" table:formula="of:=COUNTIF([.O$7:.O$879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126" office:value-type="string">
            <text:p>FNC_ECMS_ADM_NAM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</text:p>
            <text:p>Content Types \Namespace Registry</text:p>
          </table:table-cell>
          <table:table-cell table:style-name="ce183" office:value-type="string">
            <text:p>Add new a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93" office:value-type="string">
            <text:p>Add new a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93" office:value-type="string">
            <text:p>Add new a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6" office:value-type="string">
            <text:p>New namespace is registered successfully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amespace when 'Namespace Prefix' field is blank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'Namespace Prefix' field is blank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'Namespace Prefix' field is blank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6" office:value-type="string">
            <text:p>Show message “The field "Namespace Prefix" is required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6" office:value-type="string">
            <text:p>Show message “The field 'Namespace Prefix' has some invalid characters. Please type another value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new namespace has the same name with existing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7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name with existing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name with existing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6" office:value-type="string">
            <text:p>Show message “ Namespace or URI already exists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ew namespace when 'Uri' field is blank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ew namespace when 'Uri' field is blank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ew namespace when 'Uri' field is blank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6" office:value-type="string">
            <text:p>Show message “The field "URI" is required.”</text:p>
          </table:table-cell>
          <table:table-cell table:style-name="ce163" office:value-type="string">
            <text:p>Low</text:p>
          </table:table-cell>
          <table:table-cell table:style-name="ce166"/>
          <table:table-cell table:style-name="ce168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new namespace has the same uri with existing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uri with existing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uri with existing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6" office:value-type="string">
            <text:p>Show message “ <text:s text:c="2"/>namspace or Namespace or URI already exists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40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74" office:value-type="string">
            <text:p>Check the using of namespace</text:p>
          </table:table-cell>
          <table:table-cell table:style-name="ce134" office:value-type="string">
            <text:p>Step 1: Create 1 namespace</text:p>
          </table:table-cell>
          <table:table-cell table:style-name="ce206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134" office:value-type="string">
            <text:p>Namespace is registered</text:p>
          </table:table-cell>
          <table:table-cell table:style-name="ce163" office:value-type="string">
            <text:p>Medium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75" office:value-type="string">
            <text:p>Check the using of namespace</text:p>
          </table:table-cell>
          <table:table-cell table:style-name="ce134" office:value-type="string">
            <text:p>Step 2: Check the using of namespace</text:p>
          </table:table-cell>
          <table:table-cell table:style-name="ce134" office:value-type="string">
            <text:p>- Select Manage Node Type</text:p>
          </table:table-cell>
          <table:table-cell table:style-name="ce134" office:value-type="string">
            <text:p>You can see the namespace when add new node</text:p>
          </table:table-cell>
          <table:table-cell table:style-name="ce163" office:value-type="string">
            <text:p>Medium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119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119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88];[.$K1])" office:value-type="float" office:value="0">
            <text:p>0</text:p>
          </table:table-cell>
          <table:table-cell table:style-name="ce164" table:formula="of:=COUNTIF([.M$7:.M$988];[.$K1])" office:value-type="float" office:value="0">
            <text:p>0</text:p>
          </table:table-cell>
          <table:table-cell table:style-name="ce164" table:formula="of:=COUNTIF([.N$7:.N$988];[.$K1])" office:value-type="float" office:value="0">
            <text:p>0</text:p>
          </table:table-cell>
          <table:table-cell table:style-name="ce164" table:formula="of:=COUNTIF([.O$7:.O$98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88];[.$K2])" office:value-type="float" office:value="0">
            <text:p>0</text:p>
          </table:table-cell>
          <table:table-cell table:style-name="ce164" table:formula="of:=COUNTIF([.M$7:.M$988];[.$K2])" office:value-type="float" office:value="0">
            <text:p>0</text:p>
          </table:table-cell>
          <table:table-cell table:style-name="ce164" table:formula="of:=COUNTIF([.N$7:.N$988];[.$K2])" office:value-type="float" office:value="0">
            <text:p>0</text:p>
          </table:table-cell>
          <table:table-cell table:style-name="ce164" table:formula="of:=COUNTIF([.O$7:.O$98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Node Typ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88];[.$K3])" office:value-type="float" office:value="0">
            <text:p>0</text:p>
          </table:table-cell>
          <table:table-cell table:style-name="ce164" table:formula="of:=COUNTIF([.M$7:.M$988];[.$K3])" office:value-type="float" office:value="0">
            <text:p>0</text:p>
          </table:table-cell>
          <table:table-cell table:style-name="ce164" table:formula="of:=COUNTIF([.N$7:.N$988];[.$K3])" office:value-type="float" office:value="0">
            <text:p>0</text:p>
          </table:table-cell>
          <table:table-cell table:style-name="ce164" table:formula="of:=COUNTIF([.O$7:.O$98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88];[.$K4])" office:value-type="float" office:value="0">
            <text:p>0</text:p>
          </table:table-cell>
          <table:table-cell table:style-name="ce164" table:formula="of:=COUNTIF([.M$7:.M$988];[.$K4])" office:value-type="float" office:value="0">
            <text:p>0</text:p>
          </table:table-cell>
          <table:table-cell table:style-name="ce164" table:formula="of:=COUNTIF([.N$7:.N$988];[.$K4])" office:value-type="float" office:value="0">
            <text:p>0</text:p>
          </table:table-cell>
          <table:table-cell table:style-name="ce164" table:formula="of:=COUNTIF([.O$7:.O$98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35" table:number-columns-repeated="6"/>
          <table:table-cell table:style-name="ce165"/>
          <table:table-cell office:value-type="string">
            <text:p>N/A</text:p>
          </table:table-cell>
          <table:table-cell table:style-name="ce164" table:formula="of:=COUNTIF([.L$7:.L$988];[.$K5])" office:value-type="float" office:value="0">
            <text:p>0</text:p>
          </table:table-cell>
          <table:table-cell table:style-name="ce164" table:formula="of:=COUNTIF([.M$7:.M$988];[.$K5])" office:value-type="float" office:value="0">
            <text:p>0</text:p>
          </table:table-cell>
          <table:table-cell table:style-name="ce164" table:formula="of:=COUNTIF([.N$7:.N$988];[.$K5])" office:value-type="float" office:value="0">
            <text:p>0</text:p>
          </table:table-cell>
          <table:table-cell table:style-name="ce164" table:formula="of:=COUNTIF([.O$7:.O$98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125" office:value-type="string">
            <text:p>FNC_ECMS_ADM_NOD_01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Add</text:p>
          </table:table-cell>
          <table:table-cell table:style-name="ce174" office:value-type="string">
            <text:p>View node typ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Content_Types \Manage Node Type\Add</text:p>
          </table:table-cell>
          <table:table-cell table:style-name="ce175" office:value-type="string">
            <text:p>View node type</text:p>
          </table:table-cell>
          <table:table-cell table:style-name="ce134" office:value-type="string">
            <text:p>Step 2: <text:s/>View node type</text:p>
          </table:table-cell>
          <table:table-cell table:style-name="ce134" office:value-type="string">
            <text:p>Click on 'View' icon on Action column </text:p>
          </table:table-cell>
          <table:table-cell table:style-name="ce134" office:value-type="string">
            <text:p><text:s/>'Node Type Information' pop-up appear</text:p>
          </table:table-cell>
          <table:table-cell table:style-name="ce205" office:value-type="string">
            <text:p>Low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valid data in all required fields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valid data in all required fields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Medium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valid data in all required fields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New node type is created successfully. You can not edit or delete it</text:p>
          </table:table-cell>
          <table:table-cell table:style-name="ce205" office:value-type="string">
            <text:p>Medium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draft node typ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new draft node type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new draft node type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203" office:value-type="string">
            <text:p>New node type is created successfully. You can edit or delete it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when 'Node name' field </text:p>
            <text:p>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 </text:p>
            <text:p>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 </text:p>
            <text:p>is blank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eld "Node Type Name" is require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le name ha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* in the 'Node Type Name' field with namespace field is empty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in the 'Node Type Name' field with namespace field is empty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8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in the 'Node Type Name' field with namespace field is empty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3" office:value-type="string">
            <text:p>Show message “The node type registration is unsuccessfully. It already exists or the super type i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8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* and other special characters in the 'Node Type Name' field with namespace field is empty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and other special characters in the 'Node Type Name' field with namespace field is empty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7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and other special characters in the 'Node Type Name' field with namespace field is empty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3" office:value-type="string">
            <text:p>Show message “The file name ha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has the same name and namespace with existing node types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has the same name and namespace with existing node types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has the same name and namespace with existing node types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node type registration is unsuccessful. It already exists or the super type i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09" office:value-type="string">
            <text:p>Add new Node type when do not put value in 'Supper types' fiel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10" office:value-type="string">
            <text:p>Add new Node type when do not put value in 'Supper types' fiel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10" office:value-type="string">
            <text:p>Add new Node type when do not put value in 'Supper types' field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eld "Super Types" is require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ith valid data.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ith valid data.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ith valid data.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203" office:value-type="string">
            <text:p><text:s/>Definition name of Property</text:p>
            <text:p><text:s/>is showed in 'property definitions ' in 'Node type' tab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is blank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203" office:value-type="string">
            <text:p>Show message “ 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<text:s/>'Definition name' field is existe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properties for node when <text:s/>'Definition name' field is existe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properties for node when <text:s/>'Definition name' field is existed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203" office:value-type="string">
            <text:p>Properties of node is created. And Definition name of Property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while namespace is blank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while namespace is blank 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while namespace is blank 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and other characters while namespace is blank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and other characters while namespace is blank 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7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and other characters while namespace is blank 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Delete Property Definition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Property Definition </text:p>
          </table:table-cell>
          <table:table-cell table:style-name="ce203" office:value-type="string">
            <text:p>Step 2: Add properties for node type</text:p>
          </table:table-cell>
          <table:table-cell table:style-name="ce203" office:value-type="string">
            <text:p>Add properties for node type</text:p>
          </table:table-cell>
          <table:table-cell table:style-name="ce203" office:value-type="string">
            <text:p>Node type is added propertie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Property Definition </text:p>
          </table:table-cell>
          <table:table-cell table:style-name="ce203" office:value-type="string">
            <text:p>Step 3:; Delete properties</text:p>
          </table:table-cell>
          <table:table-cell table:style-name="ce203" office:value-type="string">
            <text:p>In 'Node type' tab, click 'Delete' icon on a property you want to delete</text:p>
          </table:table-cell>
          <table:table-cell table:style-name="ce203" office:value-type="string">
            <text:p>Property is deleted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<text:s/>with valid data.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ith valid data.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ith valid data.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203" office:value-type="string">
            <text:p>A child node is created. And Definition name of child node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<text:s/>when 'Definition name' 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hen 'Definition name' 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hen 'Definition name' field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203" office:value-type="string">
            <text:p>Show message “Definition name is required!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hile namespace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hile namespace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hile namespace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text:s/>'Definition name' field is existe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text:s/>'Definition name' field is existe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child node when <text:s/>'Definition name' field is existed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203" office:value-type="string">
            <text:p>Child node is created. And Definition name of Property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'Default primary type' <text:s/>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'Default primary type'</text:p>
            <text:p><text:s/>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'Default primary type'</text:p>
            <text:p><text:s/>field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203" office:value-type="string">
            <text:p>Show message “Default Primary Type is required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'Required primary type'</text:p>
            <text:p><text:s/>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203" office:value-type="string">
            <text:p>Add child node when 'Required primary type'</text:p>
            <text:p><text:s/>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203" office:value-type="string">
            <text:p>Add child node when 'Required primary type'</text:p>
            <text:p><text:s/>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203" office:value-type="string">
            <text:p>Show message “Required Primary Type is required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Delete Child node Definition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Child node Definition </text:p>
          </table:table-cell>
          <table:table-cell table:style-name="ce203" office:value-type="string">
            <text:p>Step 2: Add child node for node type</text:p>
          </table:table-cell>
          <table:table-cell table:style-name="ce203" office:value-type="string">
            <text:p>Add child node for node type</text:p>
          </table:table-cell>
          <table:table-cell table:style-name="ce203" office:value-type="string">
            <text:p>Node type is added child node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Child node Definition </text:p>
          </table:table-cell>
          <table:table-cell table:style-name="ce203" office:value-type="string">
            <text:p>Step 3: Delete node type</text:p>
          </table:table-cell>
          <table:table-cell table:style-name="ce203" office:value-type="string">
            <text:p>In 'Node type' tab,click 'Delete' icon on a child node you want to delete</text:p>
          </table:table-cell>
          <table:table-cell table:style-name="ce203" office:value-type="string">
            <text:p>Child node is deleted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125" office:value-type="string">
            <text:p>FNC_ECMS_ADM_NOD_02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Export nod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Export node</text:p>
          </table:table-cell>
          <table:table-cell table:style-name="ce203" office:value-type="string">
            <text:p>Step 2: Export node</text:p>
          </table:table-cell>
          <table:table-cell table:style-name="ce203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203" office:value-type="string">
            <text:p>Node is export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Export node when do not select any node to export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Export node when do not select any node to export</text:p>
          </table:table-cell>
          <table:table-cell table:style-name="ce203" office:value-type="string">
            <text:p>Step 2: Export node</text:p>
          </table:table-cell>
          <table:table-cell table:style-name="ce203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203" office:value-type="string">
            <text:p>Show message <text:s/>“Browse a node type file that you want to import.” 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Import nod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</text:p>
          </table:table-cell>
          <table:table-cell table:style-name="ce203" office:value-type="string">
            <text:p>Step 2: Upload node</text:p>
          </table:table-cell>
          <table:table-cell table:style-name="ce203" office:value-type="string">
            <text:p>- Click 'Import' icon</text:p>
            <text:p>- Import an xml file</text:p>
            <text:p>- Click Upload button</text:p>
          </table:table-cell>
          <table:table-cell table:style-name="ce203" office:value-type="string">
            <text:p>File is upload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</text:p>
          </table:table-cell>
          <table:table-cell table:style-name="ce203" office:value-type="string">
            <text:p>Step 3: Import node</text:p>
          </table:table-cell>
          <table:table-cell table:style-name="ce203" office:value-type="string">
            <text:p>- Check on node you want to import</text:p>
            <text:p>- Click 'Import' button</text:p>
          </table:table-cell>
          <table:table-cell table:style-name="ce203" office:value-type="string">
            <text:p>New node is register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Import node but uploaded node is not xml fil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 but uploaded node is not xml file</text:p>
          </table:table-cell>
          <table:table-cell table:style-name="ce203" office:value-type="string">
            <text:p>Step 2: Upload node</text:p>
          </table:table-cell>
          <table:table-cell table:style-name="ce203" office:value-type="string">
            <text:p>- Click 'Import' icon</text:p>
            <text:p>- Import a file is not xml file</text:p>
            <text:p>- Click Upload button</text:p>
          </table:table-cell>
          <table:table-cell table:style-name="ce203" office:value-type="string">
            <text:p>Show message “Only xml file or zip file are supported to import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125" office:value-type="string">
            <text:p>FNC_ECMS_ADM_NOD_03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don't input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don't input keyword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Don't input keyword </text:p>
            <text:p>- Click Search button</text:p>
          </table:table-cell>
          <table:table-cell table:style-name="ce199" office:value-type="string">
            <text:p>Show alert message “The value of the field is empty.”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keyword includes some special characters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keyword includes some special characters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which includes some characters !@#$%^&amp;()_{}[]|\"/?&gt;&lt;,~`</text:p>
            <text:p>- Click Search icon</text:p>
          </table:table-cell>
          <table:table-cell table:style-name="ce199" office:value-type="string">
            <text:p>Show alert message “There are some invalid characters. Please enter another value. “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no Node type match with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22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no Node type match with keyword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which don't match any node type </text:p>
            <text:p>- Click Search</text:p>
          </table:table-cell>
          <table:table-cell table:style-name="ce199" office:value-type="string">
            <text:p>Return empty list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there are corresponding node types with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22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there are corresponding node types with keyword</text:p>
          </table:table-cell>
          <table:table-cell table:style-name="ce199" office:value-type="string">
            <text:p>Step 2: search </text:p>
          </table:table-cell>
          <table:table-cell table:style-name="ce199" office:value-type="string">
            <text:p>- Input keyword</text:p>
            <text:p>- Click search button</text:p>
          </table:table-cell>
          <table:table-cell table:style-name="ce199" office:value-type="string">
            <text:p>If existing node has name which include keyword, will be shown in search result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<text:s/>all Node Type with keyword ' * '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<text:s/>all Node Type with keyword ' * '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*</text:p>
            <text:p>- Click Search</text:p>
          </table:table-cell>
          <table:table-cell table:style-name="ce199" office:value-type="string">
            <text:p>Return all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2" table:number-rows-repeated="5">
          <table:table-cell table:number-columns-repeated="4"/>
          <table:table-cell table:style-name="ce199" table:number-columns-repeated="3"/>
          <table:table-cell table:number-columns-repeated="227"/>
        </table:table-row>
        <table:table-row table:style-name="ro12" table:number-rows-repeated="437">
          <table:table-cell table:number-columns-repeated="234"/>
        </table:table-row>
        <table:table-row table:style-name="ro12" table:number-rows-repeated="10">
          <table:table-cell table:number-columns-repeated="10"/>
          <table:table-cell table:style-name="ce119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119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32" table:default-cell-style-name="ce127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222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91];[.$K1])" office:value-type="float" office:value="0">
            <text:p>0</text:p>
          </table:table-cell>
          <table:table-cell table:style-name="ce164" table:formula="of:=COUNTIF([.M$7:.M$891];[.$K1])" office:value-type="float" office:value="0">
            <text:p>0</text:p>
          </table:table-cell>
          <table:table-cell table:style-name="ce164" table:formula="of:=COUNTIF([.N$7:.N$891];[.$K1])" office:value-type="float" office:value="0">
            <text:p>0</text:p>
          </table:table-cell>
          <table:table-cell table:style-name="ce164" table:formula="of:=COUNTIF([.O$7:.O$891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91];[.$K2])" office:value-type="float" office:value="0">
            <text:p>0</text:p>
          </table:table-cell>
          <table:table-cell table:style-name="ce164" table:formula="of:=COUNTIF([.M$7:.M$891];[.$K2])" office:value-type="float" office:value="0">
            <text:p>0</text:p>
          </table:table-cell>
          <table:table-cell table:style-name="ce164" table:formula="of:=COUNTIF([.N$7:.N$891];[.$K2])" office:value-type="float" office:value="0">
            <text:p>0</text:p>
          </table:table-cell>
          <table:table-cell table:style-name="ce164" table:formula="of:=COUNTIF([.O$7:.O$891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Manage Query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91];[.$K3])" office:value-type="float" office:value="0">
            <text:p>0</text:p>
          </table:table-cell>
          <table:table-cell table:style-name="ce164" table:formula="of:=COUNTIF([.M$7:.M$891];[.$K3])" office:value-type="float" office:value="0">
            <text:p>0</text:p>
          </table:table-cell>
          <table:table-cell table:style-name="ce164" table:formula="of:=COUNTIF([.N$7:.N$891];[.$K3])" office:value-type="float" office:value="0">
            <text:p>0</text:p>
          </table:table-cell>
          <table:table-cell table:style-name="ce164" table:formula="of:=COUNTIF([.O$7:.O$891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Total main cases:</text:p>
          </table:table-cell>
          <table:table-cell table:style-name="ce213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91];[.$K4])" office:value-type="float" office:value="0">
            <text:p>0</text:p>
          </table:table-cell>
          <table:table-cell table:style-name="ce164" table:formula="of:=COUNTIF([.M$7:.M$891];[.$K4])" office:value-type="float" office:value="0">
            <text:p>0</text:p>
          </table:table-cell>
          <table:table-cell table:style-name="ce164" table:formula="of:=COUNTIF([.N$7:.N$891];[.$K4])" office:value-type="float" office:value="0">
            <text:p>0</text:p>
          </table:table-cell>
          <table:table-cell table:style-name="ce164" table:formula="of:=COUNTIF([.O$7:.O$891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91];[.$K5])" office:value-type="float" office:value="0">
            <text:p>0</text:p>
          </table:table-cell>
          <table:table-cell table:style-name="ce164" table:formula="of:=COUNTIF([.M$7:.M$891];[.$K5])" office:value-type="float" office:value="0">
            <text:p>0</text:p>
          </table:table-cell>
          <table:table-cell table:style-name="ce164" table:formula="of:=COUNTIF([.N$7:.N$891];[.$K5])" office:value-type="float" office:value="0">
            <text:p>0</text:p>
          </table:table-cell>
          <table:table-cell table:style-name="ce164" table:formula="of:=COUNTIF([.O$7:.O$891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125" office:value-type="string">
            <text:p>FNC_ECMS_ADM_QUE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ies When input valid data into all required fields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ies When input valid data into all required fields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ies When input valid data into all required fields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query is created successfully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reate SQL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SQL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SQL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SQL query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reate XPATH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XPATH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XPATH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Xpath query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Query name' field <text:s/>is blank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7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Query name' field <text:s/>is blank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Query name' field <text:s/>is blank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Do not put name for new query</text:p>
            <text:p>- Click Save button</text:p>
          </table:table-cell>
          <table:table-cell table:style-name="ce163" office:value-type="string">
            <text:p>Show message “The field "Query Name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Query name' field <text:s/>contain some special characters: #$%..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93" office:value-type="string">
            <text:p>Add query when 'Query name' field <text:s/>contain some special characters: #$%..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93" office:value-type="string">
            <text:p>Add query when 'Query name' field <text:s/>contain some special characters: #$%..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some special characters in 'Query name' field</text:p>
            <text:p>- Click Save button</text:p>
          </table:table-cell>
          <table:table-cell table:style-name="ce163" office:value-type="string">
            <text:p>Show message “The field 'Query Name' has some invalid characters. Please type another value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new query has the same name with existing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has the same name with existing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has the same name with existing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the name for new query has the same name with existing queries</text:p>
            <text:p>- Click Save button</text:p>
          </table:table-cell>
          <table:table-cell table:style-name="ce163" office:value-type="string">
            <text:p>Show message “This query name already exists. Please select another one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statement' field is invalid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invalid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invalid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63" office:value-type="string">
            <text:p>Show message “The query is invalid. Please check your query statement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statement' field is empt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empt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empt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63" office:value-type="string">
            <text:p>Show message “The field "Statement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don't select permission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don't select permission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don't select permission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63" office:value-type="string">
            <text:p>Show message “The field "Permissions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heck the displaying of query in Sites Explorer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heck the displaying of query in Sites Explorer</text:p>
          </table:table-cell>
          <table:table-cell table:style-name="ce166" office:value-type="string">
            <text:p>Step 2: Add new query</text:p>
          </table:table-cell>
          <table:table-cell table:style-name="ce158" office:value-type="string">
            <text:p>Add new query</text:p>
          </table:table-cell>
          <table:table-cell table:style-name="ce163" office:value-type="string">
            <text:p>New query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heck the displaying of query in Sites Explorer</text:p>
          </table:table-cell>
          <table:table-cell table:style-name="ce166" office:value-type="string">
            <text:p>Step 3: Check the displaying of new query</text:p>
          </table:table-cell>
          <table:table-cell table:style-name="ce158" office:value-type="string">
            <text:p>- Go to Sites Explorer</text:p>
            <text:p>- Click Saved Searches icon on Side bar.</text:p>
          </table:table-cell>
          <table:table-cell table:style-name="ce163" office:value-type="string">
            <text:p>All queries that created in Manage Queries are shown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new query when check in ' Enable cache results ' checked-box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when check in ' Enable cache results ' checked-box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7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when check in ' Enable cache results ' checked-box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63" office:value-type="string">
            <text:p>New query is created successfully. A<text:span text:style-name="T6">t the first time you use this query to search, the result will be cached. At the second time you search using this query, it will show cached result. After </text:span><text:span text:style-name="T7">45 minutes,</text:span><text:span text:style-name="T8"> </text:span><text:span text:style-name="T9">the cache will be removed. </text:span>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125" office:value-type="string">
            <text:p>FNC_ECMS_ADM_QUE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3" office:value-type="string">
            <text:p>Edit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QUE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4" office:value-type="string">
            <text:p>Edit Query</text:p>
          </table:table-cell>
          <table:table-cell table:style-name="ce166" office:value-type="string">
            <text:p>Step 2: Open 'Edit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6" office:value-type="string">
            <text:p>FNC_ECMS_ADM_QUE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4" office:value-type="string">
            <text:p>Edit Query</text:p>
          </table:table-cell>
          <table:table-cell table:style-name="ce166" office:value-type="string">
            <text:p>Step 3: Edit query</text:p>
          </table:table-cell>
          <table:table-cell table:style-name="ce166" office:value-type="string">
            <text:p>Edit the properties of query you want <text:s/>except name of drive</text:p>
          </table:table-cell>
          <table:table-cell table:style-name="ce166" office:value-type="string">
            <text:p>Query is edited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0"/>
        </table:table-row>
        <table:table-row table:style-name="ro20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125" office:value-type="string">
            <text:p>FNC_ECMS_ADM_QUE_03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Delete</text:p>
          </table:table-cell>
          <table:table-cell table:style-name="ce183" office:value-type="string">
            <text:p>Delete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QUE_03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7" office:value-type="string">
            <text:p>ECMS\Admin\Advanced_Configuration\Manage Queries\Delete</text:p>
          </table:table-cell>
          <table:table-cell table:style-name="ce184" office:value-type="string">
            <text:p>Delete query</text:p>
          </table:table-cell>
          <table:table-cell table:style-name="ce166" office:value-type="string">
            <text:p>Step 2: Delete query</text:p>
          </table:table-cell>
          <table:table-cell table:style-name="ce166" office:value-type="string">
            <text:p>Click 'Delete' icon on a query you want to delete</text:p>
            <text:p>- Click OK on confirm message </text:p>
          </table:table-cell>
          <table:table-cell table:style-name="ce166" office:value-type="string">
            <text:p>Query is deleted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0"/>
        </table:table-row>
        <table:table-row table:style-name="ro22" table:number-rows-repeated="400">
          <table:table-cell table:number-columns-repeated="230"/>
        </table:table-row>
        <table:table-row table:style-name="ro22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22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32" table:default-cell-style-name="ce127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222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00];[.$K1])" office:value-type="float" office:value="0">
            <text:p>0</text:p>
          </table:table-cell>
          <table:table-cell table:style-name="ce164" table:formula="of:=COUNTIF([.M$7:.M$900];[.$K1])" office:value-type="float" office:value="0">
            <text:p>0</text:p>
          </table:table-cell>
          <table:table-cell table:style-name="ce164" table:formula="of:=COUNTIF([.N$7:.N$900];[.$K1])" office:value-type="float" office:value="0">
            <text:p>0</text:p>
          </table:table-cell>
          <table:table-cell table:style-name="ce164" table:formula="of:=COUNTIF([.O$7:.O$900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00];[.$K2])" office:value-type="float" office:value="0">
            <text:p>0</text:p>
          </table:table-cell>
          <table:table-cell table:style-name="ce164" table:formula="of:=COUNTIF([.M$7:.M$900];[.$K2])" office:value-type="float" office:value="0">
            <text:p>0</text:p>
          </table:table-cell>
          <table:table-cell table:style-name="ce164" table:formula="of:=COUNTIF([.N$7:.N$900];[.$K2])" office:value-type="float" office:value="0">
            <text:p>0</text:p>
          </table:table-cell>
          <table:table-cell table:style-name="ce164" table:formula="of:=COUNTIF([.O$7:.O$900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Manage Script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00];[.$K3])" office:value-type="float" office:value="0">
            <text:p>0</text:p>
          </table:table-cell>
          <table:table-cell table:style-name="ce164" table:formula="of:=COUNTIF([.M$7:.M$900];[.$K3])" office:value-type="float" office:value="0">
            <text:p>0</text:p>
          </table:table-cell>
          <table:table-cell table:style-name="ce164" table:formula="of:=COUNTIF([.N$7:.N$900];[.$K3])" office:value-type="float" office:value="0">
            <text:p>0</text:p>
          </table:table-cell>
          <table:table-cell table:style-name="ce164" table:formula="of:=COUNTIF([.O$7:.O$900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Total main cases:</text:p>
          </table:table-cell>
          <table:table-cell table:style-name="ce213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00];[.$K4])" office:value-type="float" office:value="0">
            <text:p>0</text:p>
          </table:table-cell>
          <table:table-cell table:style-name="ce164" table:formula="of:=COUNTIF([.M$7:.M$900];[.$K4])" office:value-type="float" office:value="0">
            <text:p>0</text:p>
          </table:table-cell>
          <table:table-cell table:style-name="ce164" table:formula="of:=COUNTIF([.N$7:.N$900];[.$K4])" office:value-type="float" office:value="0">
            <text:p>0</text:p>
          </table:table-cell>
          <table:table-cell table:style-name="ce164" table:formula="of:=COUNTIF([.O$7:.O$900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900];[.$K5])" office:value-type="float" office:value="0">
            <text:p>0</text:p>
          </table:table-cell>
          <table:table-cell table:style-name="ce164" table:formula="of:=COUNTIF([.M$7:.M$900];[.$K5])" office:value-type="float" office:value="0">
            <text:p>0</text:p>
          </table:table-cell>
          <table:table-cell table:style-name="ce164" table:formula="of:=COUNTIF([.N$7:.N$900];[.$K5])" office:value-type="float" office:value="0">
            <text:p>0</text:p>
          </table:table-cell>
          <table:table-cell table:style-name="ce164" table:formula="of:=COUNTIF([.O$7:.O$900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125" office:value-type="string">
            <text:p>FNC_ECMS_ADM_SCR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input valid data in required fields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input valid data in required fields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input valid data in required fields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5" office:value-type="string">
            <text:p>New scripts is created successfully. Name of script is automatically added suffix .groovy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category 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5" office:value-type="string">
            <text:p>Show message “The field "Script Name" is required.”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category </text:span><text:s/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205" office:value-type="string">
            <text:p>Show message “Only alpha, digit, dot, dash and underscore characters are allowed for the field "Script Name".”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1: Open 'Manage Scripts' form</text:p>
          </table:table-cell>
          <table:table-cell table:style-name="ce20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3" office:value-type="string">
            <text:p><text:s/>'Manage Scripts'' form appears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2: Open “Add/Edit script” form</text:p>
          </table:table-cell>
          <table:table-cell table:style-name="ce203" office:value-type="string">
            <text:p>- Select ECM Script tab, select <text:span text:style-name="T11">Select category </text:span></text:p>
            <text:p>- Click Add button</text:p>
          </table:table-cell>
          <table:table-cell table:style-name="ce203" office:value-type="string">
            <text:p><text:s/>'Add/Edit Script' form appears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8];6;1)&gt;MID([.F17];6;1);&quot;&quot;;MAX([.A$7:.A17])+1)">
            <text:p/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3: Add new script</text:p>
          </table:table-cell>
          <table:table-cell table:style-name="ce203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203" office:value-type="string">
            <text:p>Show message “The script name [the name of scrip] is existing.”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script when 'script content' field is empty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script when 'script content' field is empty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category 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script when 'script content' field is empty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5" office:value-type="string">
            <text:p>Show message “The field "Script Contents" is required.”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0" office:value-type="string">
            <text:p>Using ECM script</text:p>
          </table:table-cell>
          <table:table-cell table:style-name="ce204" office:value-type="string">
            <text:p>Step 1: Open 'Manage Scripts' form</text:p>
          </table:table-cell>
          <table:table-cell table:style-name="ce21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204" office:value-type="string">
            <text:p>Step 2: Open “Add/Edit script” form</text:p>
          </table:table-cell>
          <table:table-cell table:style-name="ce215" office:value-type="string">
            <text:p>- Select ECM Script tab or <text:span text:style-name="T12"><text:s/></text:span><text:span text:style-name="T13">BC Scripts, select Select category: action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4];6;1)&gt;MID([.F23];6;1);&quot;&quot;;MAX([.A$7:.A23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204" office:value-type="string">
            <text:p>Step 3: Add new script</text:p>
          </table:table-cell>
          <table:table-cell table:style-name="ce21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5" office:value-type="string">
            <text:p>New scripts is created successfully. Name of script is automatically added suffix .groovy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41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168" office:value-type="string">
            <text:p>Step 4: reference a action to ECM script</text:p>
          </table:table-cell>
          <table:table-cell table:style-name="ce215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Action Type: exo:scriptaction , </text:span></text:p>
            <text:p><text:span text:style-name="T16"/></text:p>
          </table:table-cell>
          <table:table-cell table:style-name="ce168" office:value-type="string">
            <text:p>- New action has created</text:p>
            <text:p>- This action references to the ECM script has just created</text:p>
          </table:table-cell>
          <table:table-cell table:style-name="ce163" office:value-type="string">
            <text:p>Low</text:p>
          </table:table-cell>
          <table:table-cell table:style-name="ce168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Edit Script when check 'is enable version' field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Edit Script when check 'is enable version' field</text:p>
          </table:table-cell>
          <table:table-cell table:style-name="ce203" office:value-type="string">
            <text:p>Step 2: Edit script</text:p>
          </table:table-cell>
          <table:table-cell table:style-name="ce203" office:value-type="string">
            <text:p>- Select <text:span text:style-name="T10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203" office:value-type="string">
            <text:p>The script is edited. The number script is displayed in 'Base version' column</text:p>
          </table:table-cell>
          <table:table-cell table:style-name="ce16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9" office:value-type="string">
            <text:p>Delete ECM script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10" office:value-type="string">
            <text:p>Delete ECM script</text:p>
          </table:table-cell>
          <table:table-cell table:style-name="ce203" office:value-type="string">
            <text:p>Step 2: Delete script</text:p>
          </table:table-cell>
          <table:table-cell table:style-name="ce203" office:value-type="string">
            <text:p>- Select <text:span text:style-name="T10">Select category </text:span></text:p>
            <text:p>- Click 'Delete' icon on a script you want to delete</text:p>
            <text:p>- Click OK on confirm message</text:p>
          </table:table-cell>
          <table:table-cell table:style-name="ce203" office:value-type="string">
            <text:p>The script is deleted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34" table:number-rows-repeated="424">
          <table:table-cell table:number-columns-repeated="230"/>
        </table:table-row>
        <table:table-row table:style-name="ro34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34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32" table:default-cell-style-name="ce127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222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20];[.$K1])" office:value-type="float" office:value="0">
            <text:p>0</text:p>
          </table:table-cell>
          <table:table-cell table:style-name="ce164" table:formula="of:=COUNTIF([.M$7:.M$920];[.$K1])" office:value-type="float" office:value="0">
            <text:p>0</text:p>
          </table:table-cell>
          <table:table-cell table:style-name="ce164" table:formula="of:=COUNTIF([.N$7:.N$920];[.$K1])" office:value-type="float" office:value="0">
            <text:p>0</text:p>
          </table:table-cell>
          <table:table-cell table:style-name="ce164" table:formula="of:=COUNTIF([.O$7:.O$920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20];[.$K2])" office:value-type="float" office:value="0">
            <text:p>0</text:p>
          </table:table-cell>
          <table:table-cell table:style-name="ce164" table:formula="of:=COUNTIF([.M$7:.M$920];[.$K2])" office:value-type="float" office:value="0">
            <text:p>0</text:p>
          </table:table-cell>
          <table:table-cell table:style-name="ce164" table:formula="of:=COUNTIF([.N$7:.N$920];[.$K2])" office:value-type="float" office:value="0">
            <text:p>0</text:p>
          </table:table-cell>
          <table:table-cell table:style-name="ce164" table:formula="of:=COUNTIF([.O$7:.O$920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Create Action Type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20];[.$K3])" office:value-type="float" office:value="0">
            <text:p>0</text:p>
          </table:table-cell>
          <table:table-cell table:style-name="ce164" table:formula="of:=COUNTIF([.M$7:.M$920];[.$K3])" office:value-type="float" office:value="0">
            <text:p>0</text:p>
          </table:table-cell>
          <table:table-cell table:style-name="ce164" table:formula="of:=COUNTIF([.N$7:.N$920];[.$K3])" office:value-type="float" office:value="0">
            <text:p>0</text:p>
          </table:table-cell>
          <table:table-cell table:style-name="ce164" table:formula="of:=COUNTIF([.O$7:.O$920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Total main cases:</text:p>
          </table:table-cell>
          <table:table-cell table:style-name="ce213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20];[.$K4])" office:value-type="float" office:value="0">
            <text:p>0</text:p>
          </table:table-cell>
          <table:table-cell table:style-name="ce164" table:formula="of:=COUNTIF([.M$7:.M$920];[.$K4])" office:value-type="float" office:value="0">
            <text:p>0</text:p>
          </table:table-cell>
          <table:table-cell table:style-name="ce164" table:formula="of:=COUNTIF([.N$7:.N$920];[.$K4])" office:value-type="float" office:value="0">
            <text:p>0</text:p>
          </table:table-cell>
          <table:table-cell table:style-name="ce164" table:formula="of:=COUNTIF([.O$7:.O$920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920];[.$K5])" office:value-type="float" office:value="0">
            <text:p>0</text:p>
          </table:table-cell>
          <table:table-cell table:style-name="ce164" table:formula="of:=COUNTIF([.M$7:.M$920];[.$K5])" office:value-type="float" office:value="0">
            <text:p>0</text:p>
          </table:table-cell>
          <table:table-cell table:style-name="ce164" table:formula="of:=COUNTIF([.N$7:.N$920];[.$K5])" office:value-type="float" office:value="0">
            <text:p>0</text:p>
          </table:table-cell>
          <table:table-cell table:style-name="ce164" table:formula="of:=COUNTIF([.O$7:.O$920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126" office:value-type="string">
            <text:p>FNC_ECMS_ADM_ACT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n action type with valid data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ith valid data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ith valid data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name for new action</text:p>
            <text:p>- Select properties</text:p>
            <text:p>- Click Save button</text:p>
          </table:table-cell>
          <table:table-cell table:style-name="ce163" office:value-type="string">
            <text:p>New action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type when Name field is blank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type when Name field is blank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type when Name field is blank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Do not put name for new action</text:p>
            <text:p>- Select properties</text:p>
            <text:p>- Click Save button</text:p>
          </table:table-cell>
          <table:table-cell table:style-name="ce163" office:value-type="string">
            <text:p>Show message “The field 'Name (start with ''exo:'')' is required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63" office:value-type="string">
            <text:p>Show message “The action name contains some invalid characters.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when name field does not start with ''exo:''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does not start with ''exo:''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8];6;1)&gt;MID([.F17];6;1);&quot;&quot;;MAX([.A$7:.A17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does not start with ''exo:''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63" office:value-type="string">
            <text:p>Show message “[name of action]is invalid. The name must begin with 'exo:''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n action type when name of action is existed</text:p>
          </table:table-cell>
          <table:table-cell table:style-name="ce184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93" office:value-type="string">
            <text:p>Add An action type when name of action is existed</text:p>
          </table:table-cell>
          <table:table-cell table:style-name="ce184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hen name of action <text:s/>is existed</text:p>
          </table:table-cell>
          <table:table-cell table:style-name="ce184" office:value-type="string">
            <text:p>Step 3: Add action</text:p>
          </table:table-cell>
          <table:table-cell table:style-name="ce158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63" office:value-type="string">
            <text:p>Show message “This action existed in the ECM system'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74" office:value-type="string">
            <text:p>Check the using of action after created</text:p>
          </table:table-cell>
          <table:table-cell table:style-name="ce134" office:value-type="string">
            <text:p>Step 1: Create an action</text:p>
          </table:table-cell>
          <table:table-cell table:style-name="ce134" office:value-type="string">
            <text:p>Create an action </text:p>
          </table:table-cell>
          <table:table-cell table:style-name="ce134" office:value-type="string">
            <text:p>Action is created successfully</text:p>
          </table:table-cell>
          <table:table-cell table:style-name="ce163" office:value-type="string">
            <text:p>Low</text:p>
          </table:table-cell>
          <table:table-cell table:style-name="ce134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75" office:value-type="string">
            <text:p>Check the using of action after created</text:p>
          </table:table-cell>
          <table:table-cell table:style-name="ce134" office:value-type="string">
            <text:p>Step 2: Check the displaying of action after created</text:p>
          </table:table-cell>
          <table:table-cell table:style-name="ce134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134" office:value-type="string">
            <text:p>You'll see the action that created in ECM admin in list 'Affected Node Types'</text:p>
          </table:table-cell>
          <table:table-cell table:style-name="ce163" office:value-type="string">
            <text:p>Low</text:p>
          </table:table-cell>
          <table:table-cell table:style-name="ce134"/>
          <table:table-cell table:number-columns-repeated="10"/>
          <table:table-cell table:style-name="ce119" table:number-columns-repeated="210"/>
        </table:table-row>
        <table:table-row table:style-name="ro34" table:number-rows-repeated="450">
          <table:table-cell table:number-columns-repeated="230"/>
        </table:table-row>
        <table:table-row table:style-name="ro34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34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Locks" table:style-name="ta1" table:print="false">
        <table:table-column table:style-name="co10" table:number-columns-repeated="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0" table:number-columns-repeated="248" table:default-cell-style-name="Default"/>
        <table:table-row table:style-name="ro25">
          <table:table-cell table:style-name="ce216"/>
          <table:table-cell table:style-name="ce217" office:value-type="string">
            <text:p>TEST CASE</text:p>
          </table:table-cell>
          <table:table-cell table:style-name="ce128" table:number-columns-repeated="3"/>
          <table:table-cell table:style-name="ce119"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1008];[.$K1])" office:value-type="float" office:value="0">
            <text:p>0</text:p>
          </table:table-cell>
          <table:table-cell table:style-name="ce164" table:formula="of:=COUNTIF([.M$7:.M$1008];[.$K1])" office:value-type="float" office:value="2">
            <text:p>2</text:p>
          </table:table-cell>
          <table:table-cell table:style-name="ce164" table:formula="of:=COUNTIF([.N$7:.N$1008];[.$K1])" office:value-type="float" office:value="0">
            <text:p>0</text:p>
          </table:table-cell>
          <table:table-cell table:style-name="ce164" table:formula="of:=COUNTIF([.O$7:.O$100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43"/>
        </table:table-row>
        <table:table-row table:style-name="ro25">
          <table:table-cell table:style-name="ce216"/>
          <table:table-cell table:style-name="ce218"/>
          <table:table-cell table:style-name="ce128" table:number-columns-repeated="3"/>
          <table:table-cell table:style-name="ce119"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08];[.$K2])" office:value-type="float" office:value="0">
            <text:p>0</text:p>
          </table:table-cell>
          <table:table-cell table:style-name="ce164" table:formula="of:=COUNTIF([.M$7:.M$1008];[.$K2])" office:value-type="float" office:value="0">
            <text:p>0</text:p>
          </table:table-cell>
          <table:table-cell table:style-name="ce164" table:formula="of:=COUNTIF([.N$7:.N$1008];[.$K2])" office:value-type="float" office:value="0">
            <text:p>0</text:p>
          </table:table-cell>
          <table:table-cell table:style-name="ce164" table:formula="of:=COUNTIF([.O$7:.O$100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43"/>
        </table:table-row>
        <table:table-row table:style-name="ro26">
          <table:table-cell table:style-name="ce216"/>
          <table:table-cell table:style-name="ce219" office:value-type="string">
            <text:p>Function List</text:p>
          </table:table-cell>
          <table:table-cell table:style-name="ce213" office:value-type="string" table:number-columns-spanned="3" table:number-rows-spanned="1">
            <text:p>Manage Locks</text:p>
          </table:table-cell>
          <table:covered-table-cell table:style-name="ce214"/>
          <table:covered-table-cell table:style-name="ce213"/>
          <table:table-cell table:style-name="ce119"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08];[.$K3])" office:value-type="float" office:value="0">
            <text:p>0</text:p>
          </table:table-cell>
          <table:table-cell table:style-name="ce164" table:formula="of:=COUNTIF([.M$7:.M$1008];[.$K3])" office:value-type="float" office:value="0">
            <text:p>0</text:p>
          </table:table-cell>
          <table:table-cell table:style-name="ce164" table:formula="of:=COUNTIF([.N$7:.N$1008];[.$K3])" office:value-type="float" office:value="0">
            <text:p>0</text:p>
          </table:table-cell>
          <table:table-cell table:style-name="ce164" table:formula="of:=COUNTIF([.O$7:.O$100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43"/>
        </table:table-row>
        <table:table-row table:style-name="ro33">
          <table:table-cell table:style-name="ce216"/>
          <table:table-cell table:style-name="ce219" office:value-type="string">
            <text:p>Total main cases:</text:p>
          </table:table-cell>
          <table:table-cell table:style-name="ce213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20"/>
          <table:table-cell table:style-name="ce119"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1008];[.$K4])" office:value-type="float" office:value="0">
            <text:p>0</text:p>
          </table:table-cell>
          <table:table-cell table:style-name="ce164" table:formula="of:=COUNTIF([.M$7:.M$1008];[.$K4])" office:value-type="float" office:value="0">
            <text:p>0</text:p>
          </table:table-cell>
          <table:table-cell table:style-name="ce164" table:formula="of:=COUNTIF([.N$7:.N$1008];[.$K4])" office:value-type="float" office:value="0">
            <text:p>0</text:p>
          </table:table-cell>
          <table:table-cell table:style-name="ce164" table:formula="of:=COUNTIF([.O$7:.O$100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43"/>
        </table:table-row>
        <table:table-row table:style-name="ro25">
          <table:table-cell table:style-name="ce216" table:number-columns-repeated="2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1008];[.$K5])" office:value-type="float" office:value="0">
            <text:p>0</text:p>
          </table:table-cell>
          <table:table-cell table:style-name="ce164" table:formula="of:=COUNTIF([.M$7:.M$1008];[.$K5])" office:value-type="float" office:value="0">
            <text:p>0</text:p>
          </table:table-cell>
          <table:table-cell table:style-name="ce164" table:formula="of:=COUNTIF([.N$7:.N$1008];[.$K5])" office:value-type="float" office:value="0">
            <text:p>0</text:p>
          </table:table-cell>
          <table:table-cell table:style-name="ce164" table:formula="of:=COUNTIF([.O$7:.O$100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22">
          <table:table-cell table:style-name="ce117" office:value-type="float" office:value="1">
            <text:p>001</text:p>
          </table:table-cell>
          <table:table-cell table:style-name="ce125" office:value-type="string">
            <text:p>FNC_ECMS_ADM_LOC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</text:p>
            <text:p>Advanced_Configuration\Manage_Locks\Check</text:p>
          </table:table-cell>
          <table:table-cell table:style-name="ce159" office:value-type="string">
            <text:p>Unlock node when admin has permission to view node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3"/>
          <table:table-cell table:style-name="ce119" office:value-type="string">
            <text:p>Passed</text:p>
          </table:table-cell>
          <table:table-cell table:style-name="ce119" table:number-columns-repeated="243"/>
        </table:table-row>
        <table:table-row table:style-name="ro3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has permission to view node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3"/>
          <table:table-cell table:style-name="ce119" office:value-type="string">
            <text:p>Passed</text:p>
          </table:table-cell>
          <table:table-cell table:style-name="ce119" table:number-columns-repeated="243"/>
        </table:table-row>
        <table:table-row table:style-name="ro22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has permission to view node</text:p>
          </table:table-cell>
          <table:table-cell table:style-name="ce119" office:value-type="string">
            <text:p>Step 3: Unlock node by administration</text:p>
          </table:table-cell>
          <table:table-cell table:style-name="ce119" office:value-type="string">
            <text:p>Click Unlock icon corresponding with node admin wants to unlock in action column </text:p>
          </table:table-cell>
          <table:table-cell table:style-name="ce119" office:value-type="string">
            <text:p>Node is unlock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Unlock node when admin does not have permission to view node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does not have permission to view node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is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does not have permission to view node</text:p>
          </table:table-cell>
          <table:table-cell table:style-name="ce119" office:value-type="string">
            <text:p>Step 3: Unlock node by administration</text:p>
          </table:table-cell>
          <table:table-cell table:style-name="ce119" office:value-type="string">
            <text:p>Click Unlock icon corresponding with node admin want to unlock in action column </text:p>
          </table:table-cell>
          <table:table-cell table:style-name="ce119" office:value-type="string">
            <text:p>Show message alert that You do not have permission to access the node with the path /Users/r___/ro___/roo___/root/Private/test, or this node is deleted.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renamed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renamed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renamed</text:p>
          </table:table-cell>
          <table:table-cell table:style-name="ce119" office:value-type="string">
            <text:p>Step 3: Rename node</text:p>
          </table:table-cell>
          <table:table-cell table:style-name="ce119" office:value-type="string">
            <text:p>- Go to Content Explorer, right click on locked node and select “Rename”</text:p>
            <text:p>- Put new name for locked node</text:p>
          </table:table-cell>
          <table:table-cell table:style-name="ce119" office:value-type="string">
            <text:p>Locked node is renam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renamed</text:p>
          </table:table-cell>
          <table:table-cell table:style-name="ce119" office:value-type="string">
            <text:p>Step 4: Check list locked node after renaming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 is shown. It is renam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copied to other path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copy to other path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copy to other path</text:p>
          </table:table-cell>
          <table:table-cell table:style-name="ce119" office:value-type="string">
            <text:p>Step 3: Copy and paste node other path</text:p>
          </table:table-cell>
          <table:table-cell table:style-name="ce119" office:value-type="string">
            <text:p>- Go to Content Explorer, right click on locked node and select “Copy”</text:p>
            <text:p>- Right click on destination path and select “Paste”</text:p>
          </table:table-cell>
          <table:table-cell table:style-name="ce119" office:value-type="string">
            <text:p>Locked node is pasted into destination node, and copied node have status “unlocked”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copy to other path</text:p>
          </table:table-cell>
          <table:table-cell table:style-name="ce119" office:value-type="string">
            <text:p>Step 4: Check list locked node after coyping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There is one original locked node show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deleted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deleted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deleted</text:p>
          </table:table-cell>
          <table:table-cell table:style-name="ce119" office:value-type="string">
            <text:p>Step 3: Delete locked node</text:p>
          </table:table-cell>
          <table:table-cell table:style-name="ce119" office:value-type="string">
            <text:p>- Go to Content Explorer, right click on locked node and select “Delete”</text:p>
            <text:p>- Click OK on confirm message </text:p>
          </table:table-cell>
          <table:table-cell table:style-name="ce119" office:value-type="string">
            <text:p>Locked node is delet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deleted</text:p>
          </table:table-cell>
          <table:table-cell table:style-name="ce119" office:value-type="string">
            <text:p>Step 4: Check list locked node after coyping</text:p>
          </table:table-cell>
          <table:table-cell table:style-name="ce119" office:value-type="string">
            <text:p>- Go to ECM Admin</text:p>
            <text:p>- Select Manage Unlock Function</text:p>
            <text:p>- Select “Locked Node” tab</text:p>
            <text:p/>
          </table:table-cell>
          <table:table-cell table:style-name="ce119" office:value-type="string">
            <text:p>There is no locked node show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25" office:value-type="string">
            <text:p>FNC_ECMS_ADM_LOC_02</text:p>
          </table:table-cell>
          <table:table-cell table:style-name="ce132" office:value-type="float" office:value="1">
            <text:p>001</text:p>
          </table:table-cell>
          <table:table-cell table:style-name="ce191" office:value-type="string">
            <text:p>ECMS\Admin\Advanced_Configuration\Manage_Locks\Permission</text:p>
          </table:table-cell>
          <table:table-cell table:style-name="ce159" office:value-type="string">
            <text:p>Add permission for user to unlock node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Add permission for user to unlock node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Add permission for user to unlock node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59" office:value-type="string">
            <text:p>Delete permission of group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group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group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group</text:p>
          </table:table-cell>
          <table:table-cell table:style-name="ce119" office:value-type="string">
            <text:p>Step 4: Delete group</text:p>
          </table:table-cell>
          <table:table-cell table:style-name="ce119" office:value-type="string">
            <text:p>Click Delete icon corresponding with group admin want to delete</text:p>
          </table:table-cell>
          <table:table-cell table:style-name="ce119" office:value-type="string">
            <text:p>Group is delet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59" office:value-type="string">
            <text:p>Delete permission of *:/platform/administrators group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*:/platform/administrators group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*:/platform/administrators group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*:/platform/administrators group</text:p>
          </table:table-cell>
          <table:table-cell table:style-name="ce119" office:value-type="string">
            <text:p>Step 4: Delete group</text:p>
          </table:table-cell>
          <table:table-cell table:style-name="ce119" office:value-type="string">
            <text:p>Click Delete icon corresponding with *:/platform/administrators group </text:p>
          </table:table-cell>
          <table:table-cell table:style-name="ce119" office:value-type="string">
            <text:p>Show message “Cannot delete the group *:/platform/administrators.”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59" office:value-type="string">
            <text:p>Check unlock permission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Check unlock permission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Check unlock permission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Check unlock permission</text:p>
          </table:table-cell>
          <table:table-cell table:style-name="ce119" office:value-type="string">
            <text:p>Step 4: Check unlock permission</text:p>
          </table:table-cell>
          <table:table-cell table:style-name="ce119" office:value-type="string">
            <text:p>- Login by use in group at step 3</text:p>
            <text:p>- Right click on locked node at step 1 and select “Unlock”</text:p>
          </table:table-cell>
          <table:table-cell table:style-name="ce119" office:value-type="string">
            <text:p>Node is unlock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4" table:number-rows-repeated="11">
          <table:table-cell table:style-name="ce216" table:number-columns-repeated="3"/>
          <table:table-cell table:style-name="ce119" table:number-columns-repeated="253"/>
        </table:table-row>
        <table:table-row table:style-name="ro24" table:number-rows-repeated="1048525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2" table:target-range-address="Manage_Tags.K1:Manage_Tags.K6" table:display-filter-buttons="true" table:orientation="column"/>
        <table:database-range table:name="__Anonymous_Sheet_DB__3" table:target-range-address="Manage_Categories.K1:Manage_Categories.K100" table:display-filter-buttons="true" table:orientation="column">
          <table:filter>
            <table:filter-or>
              <table:filter-condition table:field-number="10" table:data-type="number" table:value="67" table:operator="="/>
            </table:filter-or>
          </table:filter>
        </table:database-range>
        <table:database-range table:name="__Anonymous_Sheet_DB__4" table:target-range-address="Manage_Template.A1:Manage_Template.O111" table:display-filter-buttons="true" table:orientation="column">
          <table:filter>
            <table:filter-or>
              <table:filter-condition table:field-number="10" table:data-type="number" table:value="67" table:operator="="/>
            </table:filter-or>
          </table:filter>
        </table:database-range>
        <table:database-range table:name="__Anonymous_Sheet_DB__5" table:target-range-address="Manage_Metadata.A1:Manage_Metadata.O13" table:display-filter-buttons="true" table:orientation="column"/>
        <table:database-range table:name="__Anonymous_Sheet_DB__12" table:target-range-address="Manage_Action.B1:Manage_Action.B1" table:orientation="column"/>
        <table:database-range table:name="__Anonymous_Sheet_DB__13" table:target-range-address="Manage_Locks.K1:Manage_Locks.K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number-style style:name="N234">
      <number:text>12344.1</number:text>
    </number:number-style>
    <number:number-style style:name="N235">
      <number:text>2</number:text>
      <number:number number:decimal-places="1" number:min-integer-digits="0"/>
    </number:number-style>
    <number:date-style style:name="N236">
      <number:day number:style="long"/>
      <number:text>/</number:text>
      <number:month number:style="long"/>
      <number:text>/</number:text>
      <number:year/>
    </number:date-style>
    <number:date-style style:name="N237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Tuan Nguyen</meta:initial-creator>
    <meta:creation-date>2008-10-28T10:56:09</meta:creation-date>
    <dc:date>2012-07-19T15:15:24</dc:date>
    <dc:language>en-US</dc:language>
    <meta:editing-cycles>439</meta:editing-cycles>
    <meta:editing-duration>P3DT21H1M8S</meta:editing-duration>
    <meta:document-statistic meta:table-count="15" meta:cell-count="7057" meta:object-count="1"/>
    <meta:user-defined meta:name="Info 1"/>
    <meta:user-defined meta:name="Info 2"/>
    <meta:user-defined meta:name="Info 3"/>
    <meta:user-defined meta:name="Info 4"/>
  </office:meta>
</office:document-meta>
</file>